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1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38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4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Input-55555</text:p>
          </table:table-cell>
          <table:covered-table-cell table:number-columns-repeated="26"/>
        </table:table-row>
        <table:table-row table:style-name="ro2">
          <table:table-cell table:style-name="ce4" office:value-type="string" calcext:value-type="string" table:number-columns-spanned="3" table:number-rows-spanned="1">
            <text:p>AllSmells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 table:number-columns-spanned="3" table:number-rows-spanned="1">
            <text:p>NoSmells</text:p>
          </table:table-cell>
          <table:covered-table-cell table:number-columns-repeated="2"/>
          <table:table-cell table:number-columns-spanned="1" table:number-rows-spanned="29"/>
          <table:table-cell table:style-name="ce4" office:value-type="string" calcext:value-type="string" table:number-columns-spanned="3" table:number-rows-spanned="1">
            <text:p>NoRedSmells</text:p>
          </table:table-cell>
          <table:covered-table-cell table:number-columns-repeated="2"/>
          <table:table-cell table:number-columns-spanned="1" table:number-rows-spanned="29"/>
          <table:table-cell table:style-name="ce4" office:value-type="string" calcext:value-type="string" table:number-columns-spanned="3" table:number-rows-spanned="1">
            <text:p>NoMinors</text:p>
          </table:table-cell>
          <table:covered-table-cell table:number-columns-repeated="2"/>
          <table:table-cell table:number-columns-spanned="1" table:number-rows-spanned="29"/>
          <table:table-cell table:style-name="ce4" office:value-type="string" calcext:value-type="string" table:number-columns-spanned="3" table:number-rows-spanned="1">
            <text:p>NoMajor</text:p>
          </table:table-cell>
          <table:covered-table-cell table:number-columns-repeated="2"/>
          <table:table-cell table:number-columns-spanned="1" table:number-rows-spanned="29"/>
          <table:table-cell table:style-name="ce4" office:value-type="string" calcext:value-type="string" table:number-columns-spanned="3" table:number-rows-spanned="1">
            <text:p>NoCritical</text:p>
          </table:table-cell>
          <table:covered-table-cell table:number-columns-repeated="2"/>
          <table:table-cell table:number-columns-spanned="1" table:number-rows-spanned="29"/>
          <table:table-cell table:style-name="ce4" office:value-type="string" calcext:value-type="string" table:number-columns-spanned="3" table:number-rows-spanned="1">
            <text:p>NoBlockers</text:p>
          </table:table-cell>
          <table:covered-table-cell table:number-columns-repeated="2"/>
          <table:table-cell table:number-columns-spanned="1" table:number-rows-spanned="29"/>
        </table:table-row>
        <table:table-row table:style-name="ro3"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covered-table-cell/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covered-table-cell/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covered-table-cell/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covered-table-cell/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covered-table-cell/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covered-table-cell/>
        </table:table-row>
        <table:table-row table:style-name="ro3">
          <table:table-cell office:value-type="float" office:value="3.67547599999943" calcext:value-type="float">
            <text:p>3,67547599999943</text:p>
          </table:table-cell>
          <table:table-cell office:value-type="float" office:value="59.2453610000011" calcext:value-type="float">
            <text:p>59,2453610000011</text:p>
          </table:table-cell>
          <table:table-cell office:value-type="float" office:value="89.3820799999958" calcext:value-type="float">
            <text:p>89,3820799999958</text:p>
          </table:table-cell>
          <table:table-cell office:value-type="float" office:value="3.84295599999996" calcext:value-type="float">
            <text:p>3,84295599999996</text:p>
          </table:table-cell>
          <table:table-cell office:value-type="float" office:value="60.656921000001" calcext:value-type="float">
            <text:p>60,656921000001</text:p>
          </table:table-cell>
          <table:table-cell office:value-type="float" office:value="91.233398999997" calcext:value-type="float">
            <text:p>91,233398999997</text:p>
          </table:table-cell>
          <table:covered-table-cell/>
          <table:table-cell office:value-type="float" office:value="3.82629400000042" calcext:value-type="float">
            <text:p>3,82629400000042</text:p>
          </table:table-cell>
          <table:table-cell office:value-type="float" office:value="64.8298340000001" calcext:value-type="float">
            <text:p>64,8298340000001</text:p>
          </table:table-cell>
          <table:table-cell office:value-type="float" office:value="95.4484860000011" calcext:value-type="float">
            <text:p>95,4484860000011</text:p>
          </table:table-cell>
          <table:covered-table-cell/>
          <table:table-cell office:value-type="float" office:value="5.17053200000001" calcext:value-type="float">
            <text:p>5,17053200000001</text:p>
          </table:table-cell>
          <table:table-cell office:value-type="float" office:value="76.868531" calcext:value-type="float">
            <text:p>76,868531</text:p>
          </table:table-cell>
          <table:table-cell office:value-type="float" office:value="113.193665" calcext:value-type="float">
            <text:p>113,193665</text:p>
          </table:table-cell>
          <table:covered-table-cell/>
          <table:table-cell office:value-type="float" office:value="8.22650199999998" calcext:value-type="float">
            <text:p>8,22650199999998</text:p>
          </table:table-cell>
          <table:table-cell office:value-type="float" office:value="144.051575000001" calcext:value-type="float">
            <text:p>144,051575000001</text:p>
          </table:table-cell>
          <table:table-cell office:value-type="float" office:value="216.306273999995" calcext:value-type="float">
            <text:p>216,306273999995</text:p>
          </table:table-cell>
          <table:covered-table-cell/>
          <table:table-cell office:value-type="float" office:value="3.76629600000024" calcext:value-type="float">
            <text:p>3,76629600000024</text:p>
          </table:table-cell>
          <table:table-cell office:value-type="float" office:value="65.2175289999977" calcext:value-type="float">
            <text:p>65,2175289999977</text:p>
          </table:table-cell>
          <table:table-cell office:value-type="float" office:value="95.299804000002" calcext:value-type="float">
            <text:p>95,299804000002</text:p>
          </table:table-cell>
          <table:covered-table-cell/>
          <table:table-cell office:value-type="float" office:value="3.83666900000026" calcext:value-type="float">
            <text:p>3,83666900000026</text:p>
          </table:table-cell>
          <table:table-cell office:value-type="float" office:value="64.6717529999987" calcext:value-type="float">
            <text:p>64,6717529999987</text:p>
          </table:table-cell>
          <table:table-cell office:value-type="float" office:value="95.0100099999981" calcext:value-type="float">
            <text:p>95,0100099999981</text:p>
          </table:table-cell>
          <table:covered-table-cell/>
        </table:table-row>
        <table:table-row table:style-name="ro3">
          <table:table-cell office:value-type="float" office:value="4.26409899999999" calcext:value-type="float">
            <text:p>4,26409899999999</text:p>
          </table:table-cell>
          <table:table-cell office:value-type="float" office:value="65.3383780000002" calcext:value-type="float">
            <text:p>65,3383780000002</text:p>
          </table:table-cell>
          <table:table-cell office:value-type="float" office:value="97.8779909999998" calcext:value-type="float">
            <text:p>97,8779909999998</text:p>
          </table:table-cell>
          <table:table-cell office:value-type="float" office:value="4.18042000000014" calcext:value-type="float">
            <text:p>4,18042000000014</text:p>
          </table:table-cell>
          <table:table-cell office:value-type="float" office:value="69.1285400000006" calcext:value-type="float">
            <text:p>69,1285400000006</text:p>
          </table:table-cell>
          <table:table-cell office:value-type="float" office:value="100.272888000001" calcext:value-type="float">
            <text:p>100,272888000001</text:p>
          </table:table-cell>
          <table:covered-table-cell/>
          <table:table-cell office:value-type="float" office:value="4.66149899999982" calcext:value-type="float">
            <text:p>4,66149899999982</text:p>
          </table:table-cell>
          <table:table-cell office:value-type="float" office:value="77.3854979999996" calcext:value-type="float">
            <text:p>77,3854979999996</text:p>
          </table:table-cell>
          <table:table-cell office:value-type="float" office:value="111.883057000003" calcext:value-type="float">
            <text:p>111,883057000003</text:p>
          </table:table-cell>
          <table:covered-table-cell/>
          <table:table-cell office:value-type="float" office:value="4.35754399999996" calcext:value-type="float">
            <text:p>4,35754399999996</text:p>
          </table:table-cell>
          <table:table-cell office:value-type="float" office:value="74.528686" calcext:value-type="float">
            <text:p>74,528686</text:p>
          </table:table-cell>
          <table:table-cell office:value-type="float" office:value="108.277832" calcext:value-type="float">
            <text:p>108,277832</text:p>
          </table:table-cell>
          <table:covered-table-cell/>
          <table:table-cell office:value-type="float" office:value="10.429565" calcext:value-type="float">
            <text:p>10,429565</text:p>
          </table:table-cell>
          <table:table-cell office:value-type="float" office:value="179.000427" calcext:value-type="float">
            <text:p>179,000427</text:p>
          </table:table-cell>
          <table:table-cell office:value-type="float" office:value="255.028015" calcext:value-type="float">
            <text:p>255,028015</text:p>
          </table:table-cell>
          <table:covered-table-cell/>
          <table:table-cell office:value-type="float" office:value="5.34680100000014" calcext:value-type="float">
            <text:p>5,34680100000014</text:p>
          </table:table-cell>
          <table:table-cell office:value-type="float" office:value="79.606079000001" calcext:value-type="float">
            <text:p>79,606079000001</text:p>
          </table:table-cell>
          <table:table-cell office:value-type="float" office:value="115.234313999998" calcext:value-type="float">
            <text:p>115,234313999998</text:p>
          </table:table-cell>
          <table:covered-table-cell/>
          <table:table-cell office:value-type="float" office:value="4.16308600000002" calcext:value-type="float">
            <text:p>4,16308600000002</text:p>
          </table:table-cell>
          <table:table-cell office:value-type="float" office:value="73.4798579999997" calcext:value-type="float">
            <text:p>73,4798579999997</text:p>
          </table:table-cell>
          <table:table-cell office:value-type="float" office:value="107.452331" calcext:value-type="float">
            <text:p>107,452331</text:p>
          </table:table-cell>
          <table:covered-table-cell/>
        </table:table-row>
        <table:table-row table:style-name="ro3">
          <table:table-cell office:value-type="float" office:value="4.15289300000006" calcext:value-type="float">
            <text:p>4,15289300000006</text:p>
          </table:table-cell>
          <table:table-cell office:value-type="float" office:value="66.8404540000001" calcext:value-type="float">
            <text:p>66,8404540000001</text:p>
          </table:table-cell>
          <table:table-cell office:value-type="float" office:value="97.6081540000005" calcext:value-type="float">
            <text:p>97,6081540000005</text:p>
          </table:table-cell>
          <table:table-cell office:value-type="float" office:value="4.12951599999997" calcext:value-type="float">
            <text:p>4,12951599999997</text:p>
          </table:table-cell>
          <table:table-cell office:value-type="float" office:value="69.5969230000001" calcext:value-type="float">
            <text:p>69,5969230000001</text:p>
          </table:table-cell>
          <table:table-cell office:value-type="float" office:value="100.747437" calcext:value-type="float">
            <text:p>100,747437</text:p>
          </table:table-cell>
          <table:covered-table-cell/>
          <table:table-cell office:value-type="float" office:value="4.33660899999995" calcext:value-type="float">
            <text:p>4,33660899999995</text:p>
          </table:table-cell>
          <table:table-cell office:value-type="float" office:value="73.3159789999991" calcext:value-type="float">
            <text:p>73,3159789999991</text:p>
          </table:table-cell>
          <table:table-cell office:value-type="float" office:value="106.002562999998" calcext:value-type="float">
            <text:p>106,002562999998</text:p>
          </table:table-cell>
          <table:covered-table-cell/>
          <table:table-cell office:value-type="float" office:value="4.21209699999997" calcext:value-type="float">
            <text:p>4,21209699999997</text:p>
          </table:table-cell>
          <table:table-cell office:value-type="float" office:value="71.3842770000001" calcext:value-type="float">
            <text:p>71,3842770000001</text:p>
          </table:table-cell>
          <table:table-cell office:value-type="float" office:value="103.987915" calcext:value-type="float">
            <text:p>103,987915</text:p>
          </table:table-cell>
          <table:covered-table-cell/>
          <table:table-cell office:value-type="float" office:value="9.494812" calcext:value-type="float">
            <text:p>9,494812</text:p>
          </table:table-cell>
          <table:table-cell office:value-type="float" office:value="162.410583" calcext:value-type="float">
            <text:p>162,410583</text:p>
          </table:table-cell>
          <table:table-cell office:value-type="float" office:value="235.817443" calcext:value-type="float">
            <text:p>235,817443</text:p>
          </table:table-cell>
          <table:covered-table-cell/>
          <table:table-cell office:value-type="float" office:value="4.92382799999996" calcext:value-type="float">
            <text:p>4,92382799999996</text:p>
          </table:table-cell>
          <table:table-cell office:value-type="float" office:value="76.4451300000001" calcext:value-type="float">
            <text:p>76,4451300000001</text:p>
          </table:table-cell>
          <table:table-cell office:value-type="float" office:value="111.734435999999" calcext:value-type="float">
            <text:p>111,734435999999</text:p>
          </table:table-cell>
          <table:covered-table-cell/>
          <table:table-cell office:value-type="float" office:value="4.20349099999999" calcext:value-type="float">
            <text:p>4,20349099999999</text:p>
          </table:table-cell>
          <table:table-cell office:value-type="float" office:value="74.8553459999994" calcext:value-type="float">
            <text:p>74,8553459999994</text:p>
          </table:table-cell>
          <table:table-cell office:value-type="float" office:value="108.009094000001" calcext:value-type="float">
            <text:p>108,009094000001</text:p>
          </table:table-cell>
          <table:covered-table-cell/>
        </table:table-row>
        <table:table-row table:style-name="ro3">
          <table:table-cell office:value-type="float" office:value="4.29040500000008" calcext:value-type="float">
            <text:p>4,29040500000008</text:p>
          </table:table-cell>
          <table:table-cell office:value-type="float" office:value="69.9312750000001" calcext:value-type="float">
            <text:p>69,9312750000001</text:p>
          </table:table-cell>
          <table:table-cell office:value-type="float" office:value="102.791016" calcext:value-type="float">
            <text:p>102,791016</text:p>
          </table:table-cell>
          <table:table-cell office:value-type="float" office:value="4.268372" calcext:value-type="float">
            <text:p>4,268372</text:p>
          </table:table-cell>
          <table:table-cell office:value-type="float" office:value="70.0982050000002" calcext:value-type="float">
            <text:p>70,0982050000002</text:p>
          </table:table-cell>
          <table:table-cell office:value-type="float" office:value="101.921629999999" calcext:value-type="float">
            <text:p>101,921629999999</text:p>
          </table:table-cell>
          <table:covered-table-cell/>
          <table:table-cell office:value-type="float" office:value="4.29882799999996" calcext:value-type="float">
            <text:p>4,29882799999996</text:p>
          </table:table-cell>
          <table:table-cell office:value-type="float" office:value="74.572266000001" calcext:value-type="float">
            <text:p>74,572266000001</text:p>
          </table:table-cell>
          <table:table-cell office:value-type="float" office:value="107.890074999999" calcext:value-type="float">
            <text:p>107,890074999999</text:p>
          </table:table-cell>
          <table:covered-table-cell/>
          <table:table-cell office:value-type="float" office:value="4.43499699999995" calcext:value-type="float">
            <text:p>4,43499699999995</text:p>
          </table:table-cell>
          <table:table-cell office:value-type="float" office:value="74.0192260000001" calcext:value-type="float">
            <text:p>74,0192260000001</text:p>
          </table:table-cell>
          <table:table-cell office:value-type="float" office:value="108.246887" calcext:value-type="float">
            <text:p>108,246887</text:p>
          </table:table-cell>
          <table:covered-table-cell/>
          <table:table-cell office:value-type="float" office:value="9.59954900000002" calcext:value-type="float">
            <text:p>9,59954900000002</text:p>
          </table:table-cell>
          <table:table-cell office:value-type="float" office:value="169.306274" calcext:value-type="float">
            <text:p>169,306274</text:p>
          </table:table-cell>
          <table:table-cell office:value-type="float" office:value="241.042236" calcext:value-type="float">
            <text:p>241,042236</text:p>
          </table:table-cell>
          <table:covered-table-cell/>
          <table:table-cell office:value-type="float" office:value="4.83770800000002" calcext:value-type="float">
            <text:p>4,83770800000002</text:p>
          </table:table-cell>
          <table:table-cell office:value-type="float" office:value="76.5047610000002" calcext:value-type="float">
            <text:p>76,5047610000002</text:p>
          </table:table-cell>
          <table:table-cell office:value-type="float" office:value="110.583069" calcext:value-type="float">
            <text:p>110,583069</text:p>
          </table:table-cell>
          <table:covered-table-cell/>
          <table:table-cell office:value-type="float" office:value="4.74590999999987" calcext:value-type="float">
            <text:p>4,74590999999987</text:p>
          </table:table-cell>
          <table:table-cell office:value-type="float" office:value="77.1211540000004" calcext:value-type="float">
            <text:p>77,1211540000004</text:p>
          </table:table-cell>
          <table:table-cell office:value-type="float" office:value="111.458252" calcext:value-type="float">
            <text:p>111,458252</text:p>
          </table:table-cell>
          <table:covered-table-cell/>
        </table:table-row>
        <table:table-row table:style-name="ro3">
          <table:table-cell office:value-type="float" office:value="4.16571099999999" calcext:value-type="float">
            <text:p>4,16571099999999</text:p>
          </table:table-cell>
          <table:table-cell office:value-type="float" office:value="67.8889770000001" calcext:value-type="float">
            <text:p>67,8889770000001</text:p>
          </table:table-cell>
          <table:table-cell office:value-type="float" office:value="99.3002319999996" calcext:value-type="float">
            <text:p>99,3002319999996</text:p>
          </table:table-cell>
          <table:table-cell office:value-type="float" office:value="4.11474599999974" calcext:value-type="float">
            <text:p>4,11474599999974</text:p>
          </table:table-cell>
          <table:table-cell office:value-type="float" office:value="67.6005859999996" calcext:value-type="float">
            <text:p>67,6005859999996</text:p>
          </table:table-cell>
          <table:table-cell office:value-type="float" office:value="98.4622799999997" calcext:value-type="float">
            <text:p>98,4622799999997</text:p>
          </table:table-cell>
          <table:covered-table-cell/>
          <table:table-cell office:value-type="float" office:value="4.25085399999989" calcext:value-type="float">
            <text:p>4,25085399999989</text:p>
          </table:table-cell>
          <table:table-cell office:value-type="float" office:value="71.6108399999994" calcext:value-type="float">
            <text:p>71,6108399999994</text:p>
          </table:table-cell>
          <table:table-cell office:value-type="float" office:value="103.820557000003" calcext:value-type="float">
            <text:p>103,820557000003</text:p>
          </table:table-cell>
          <table:covered-table-cell/>
          <table:table-cell office:value-type="float" office:value="4.38928199999998" calcext:value-type="float">
            <text:p>4,38928199999998</text:p>
          </table:table-cell>
          <table:table-cell office:value-type="float" office:value="78.137207" calcext:value-type="float">
            <text:p>78,137207</text:p>
          </table:table-cell>
          <table:table-cell office:value-type="float" office:value="112.334595" calcext:value-type="float">
            <text:p>112,334595</text:p>
          </table:table-cell>
          <table:covered-table-cell/>
          <table:table-cell office:value-type="float" office:value="9.399902" calcext:value-type="float">
            <text:p>9,399902</text:p>
          </table:table-cell>
          <table:table-cell office:value-type="float" office:value="162.109008" calcext:value-type="float">
            <text:p>162,109008</text:p>
          </table:table-cell>
          <table:table-cell office:value-type="float" office:value="234.790955" calcext:value-type="float">
            <text:p>234,790955</text:p>
          </table:table-cell>
          <table:covered-table-cell/>
          <table:table-cell office:value-type="float" office:value="4.63757299999998" calcext:value-type="float">
            <text:p>4,63757299999998</text:p>
          </table:table-cell>
          <table:table-cell office:value-type="float" office:value="70.7743530000007" calcext:value-type="float">
            <text:p>70,7743530000007</text:p>
          </table:table-cell>
          <table:table-cell office:value-type="float" office:value="104.345276" calcext:value-type="float">
            <text:p>104,345276</text:p>
          </table:table-cell>
          <table:covered-table-cell/>
          <table:table-cell office:value-type="float" office:value="4.79681400000027" calcext:value-type="float">
            <text:p>4,79681400000027</text:p>
          </table:table-cell>
          <table:table-cell office:value-type="float" office:value="76.98938" calcext:value-type="float">
            <text:p>76,98938</text:p>
          </table:table-cell>
          <table:table-cell office:value-type="float" office:value="111.846680000001" calcext:value-type="float">
            <text:p>111,846680000001</text:p>
          </table:table-cell>
          <table:covered-table-cell/>
        </table:table-row>
        <table:table-row table:style-name="ro3">
          <table:table-cell office:value-type="float" office:value="4.04937799999993" calcext:value-type="float">
            <text:p>4,04937799999993</text:p>
          </table:table-cell>
          <table:table-cell office:value-type="float" office:value="69.7280270000001" calcext:value-type="float">
            <text:p>69,7280270000001</text:p>
          </table:table-cell>
          <table:table-cell office:value-type="float" office:value="100.217224" calcext:value-type="float">
            <text:p>100,217224</text:p>
          </table:table-cell>
          <table:table-cell office:value-type="float" office:value="4.44177200000001" calcext:value-type="float">
            <text:p>4,44177200000001</text:p>
          </table:table-cell>
          <table:table-cell office:value-type="float" office:value="75.26117" calcext:value-type="float">
            <text:p>75,26117</text:p>
          </table:table-cell>
          <table:table-cell office:value-type="float" office:value="108.585999" calcext:value-type="float">
            <text:p>108,585999</text:p>
          </table:table-cell>
          <table:covered-table-cell/>
          <table:table-cell office:value-type="float" office:value="4.34906000000001" calcext:value-type="float">
            <text:p>4,34906000000001</text:p>
          </table:table-cell>
          <table:table-cell office:value-type="float" office:value="74.333313000001" calcext:value-type="float">
            <text:p>74,333313000001</text:p>
          </table:table-cell>
          <table:table-cell office:value-type="float" office:value="108.904967999999" calcext:value-type="float">
            <text:p>108,904967999999</text:p>
          </table:table-cell>
          <table:covered-table-cell/>
          <table:table-cell office:value-type="float" office:value="4.27905199999998" calcext:value-type="float">
            <text:p>4,27905199999998</text:p>
          </table:table-cell>
          <table:table-cell office:value-type="float" office:value="73.0604250000001" calcext:value-type="float">
            <text:p>73,0604250000001</text:p>
          </table:table-cell>
          <table:table-cell office:value-type="float" office:value="105.959167" calcext:value-type="float">
            <text:p>105,959167</text:p>
          </table:table-cell>
          <table:covered-table-cell/>
          <table:table-cell office:value-type="float" office:value="9.34051499999998" calcext:value-type="float">
            <text:p>9,34051499999998</text:p>
          </table:table-cell>
          <table:table-cell office:value-type="float" office:value="162.665711" calcext:value-type="float">
            <text:p>162,665711</text:p>
          </table:table-cell>
          <table:table-cell office:value-type="float" office:value="234.658936000001" calcext:value-type="float">
            <text:p>234,658936000001</text:p>
          </table:table-cell>
          <table:covered-table-cell/>
          <table:table-cell office:value-type="float" office:value="4.73443599999973" calcext:value-type="float">
            <text:p>4,73443599999973</text:p>
          </table:table-cell>
          <table:table-cell office:value-type="float" office:value="75.2282720000003" calcext:value-type="float">
            <text:p>75,2282720000003</text:p>
          </table:table-cell>
          <table:table-cell office:value-type="float" office:value="108.708252" calcext:value-type="float">
            <text:p>108,708252</text:p>
          </table:table-cell>
          <table:covered-table-cell/>
          <table:table-cell office:value-type="float" office:value="4.54125999999997" calcext:value-type="float">
            <text:p>4,54125999999997</text:p>
          </table:table-cell>
          <table:table-cell office:value-type="float" office:value="74.7780149999999" calcext:value-type="float">
            <text:p>74,7780149999999</text:p>
          </table:table-cell>
          <table:table-cell office:value-type="float" office:value="107.773071000003" calcext:value-type="float">
            <text:p>107,773071000003</text:p>
          </table:table-cell>
          <table:covered-table-cell/>
        </table:table-row>
        <table:table-row table:style-name="ro3">
          <table:table-cell office:value-type="float" office:value="4.11199899999997" calcext:value-type="float">
            <text:p>4,11199899999997</text:p>
          </table:table-cell>
          <table:table-cell office:value-type="float" office:value="67.748047" calcext:value-type="float">
            <text:p>67,748047</text:p>
          </table:table-cell>
          <table:table-cell office:value-type="float" office:value="98.8560789999992" calcext:value-type="float">
            <text:p>98,8560789999992</text:p>
          </table:table-cell>
          <table:table-cell office:value-type="float" office:value="4.54791299999999" calcext:value-type="float">
            <text:p>4,54791299999999</text:p>
          </table:table-cell>
          <table:table-cell office:value-type="float" office:value="74.298767" calcext:value-type="float">
            <text:p>74,298767</text:p>
          </table:table-cell>
          <table:table-cell office:value-type="float" office:value="107.347779" calcext:value-type="float">
            <text:p>107,347779</text:p>
          </table:table-cell>
          <table:covered-table-cell/>
          <table:table-cell office:value-type="float" office:value="4.27307100000007" calcext:value-type="float">
            <text:p>4,27307100000007</text:p>
          </table:table-cell>
          <table:table-cell office:value-type="float" office:value="74.0280149999999" calcext:value-type="float">
            <text:p>74,0280149999999</text:p>
          </table:table-cell>
          <table:table-cell office:value-type="float" office:value="107.525573000003" calcext:value-type="float">
            <text:p>107,525573000003</text:p>
          </table:table-cell>
          <table:covered-table-cell/>
          <table:table-cell office:value-type="float" office:value="4.45001200000002" calcext:value-type="float">
            <text:p>4,45001200000002</text:p>
          </table:table-cell>
          <table:table-cell office:value-type="float" office:value="77.7856449999999" calcext:value-type="float">
            <text:p>77,7856449999999</text:p>
          </table:table-cell>
          <table:table-cell office:value-type="float" office:value="111.297912" calcext:value-type="float">
            <text:p>111,297912</text:p>
          </table:table-cell>
          <table:covered-table-cell/>
          <table:table-cell office:value-type="float" office:value="10.024047" calcext:value-type="float">
            <text:p>10,024047</text:p>
          </table:table-cell>
          <table:table-cell office:value-type="float" office:value="171.312927" calcext:value-type="float">
            <text:p>171,312927</text:p>
          </table:table-cell>
          <table:table-cell office:value-type="float" office:value="245.284973" calcext:value-type="float">
            <text:p>245,284973</text:p>
          </table:table-cell>
          <table:covered-table-cell/>
          <table:table-cell office:value-type="float" office:value="4.91845700000022" calcext:value-type="float">
            <text:p>4,91845700000022</text:p>
          </table:table-cell>
          <table:table-cell office:value-type="float" office:value="75.4721069999996" calcext:value-type="float">
            <text:p>75,4721069999996</text:p>
          </table:table-cell>
          <table:table-cell office:value-type="float" office:value="109.293213000001" calcext:value-type="float">
            <text:p>109,293213000001</text:p>
          </table:table-cell>
          <table:covered-table-cell/>
          <table:table-cell office:value-type="float" office:value="4.81494100000009" calcext:value-type="float">
            <text:p>4,81494100000009</text:p>
          </table:table-cell>
          <table:table-cell office:value-type="float" office:value="77.3564450000004" calcext:value-type="float">
            <text:p>77,3564450000004</text:p>
          </table:table-cell>
          <table:table-cell office:value-type="float" office:value="110.765380999997" calcext:value-type="float">
            <text:p>110,765380999997</text:p>
          </table:table-cell>
          <table:covered-table-cell/>
        </table:table-row>
        <table:table-row table:style-name="ro3">
          <table:table-cell office:value-type="float" office:value="4.05413800000019" calcext:value-type="float">
            <text:p>4,05413800000019</text:p>
          </table:table-cell>
          <table:table-cell office:value-type="float" office:value="67.1808469999996" calcext:value-type="float">
            <text:p>67,1808469999996</text:p>
          </table:table-cell>
          <table:table-cell office:value-type="float" office:value="98.2345580000001" calcext:value-type="float">
            <text:p>98,2345580000001</text:p>
          </table:table-cell>
          <table:table-cell office:value-type="float" office:value="4.22113000000002" calcext:value-type="float">
            <text:p>4,22113000000002</text:p>
          </table:table-cell>
          <table:table-cell office:value-type="float" office:value="73.2632450000001" calcext:value-type="float">
            <text:p>73,2632450000001</text:p>
          </table:table-cell>
          <table:table-cell office:value-type="float" office:value="105.811402" calcext:value-type="float">
            <text:p>105,811402</text:p>
          </table:table-cell>
          <table:covered-table-cell/>
          <table:table-cell office:value-type="float" office:value="4.36212099999966" calcext:value-type="float">
            <text:p>4,36212099999966</text:p>
          </table:table-cell>
          <table:table-cell office:value-type="float" office:value="74.2248540000001" calcext:value-type="float">
            <text:p>74,2248540000001</text:p>
          </table:table-cell>
          <table:table-cell office:value-type="float" office:value="108.591248000001" calcext:value-type="float">
            <text:p>108,591248000001</text:p>
          </table:table-cell>
          <table:covered-table-cell/>
          <table:table-cell office:value-type="float" office:value="4.27795400000002" calcext:value-type="float">
            <text:p>4,27795400000002</text:p>
          </table:table-cell>
          <table:table-cell office:value-type="float" office:value="71.9312129999998" calcext:value-type="float">
            <text:p>71,9312129999998</text:p>
          </table:table-cell>
          <table:table-cell office:value-type="float" office:value="104.763062000001" calcext:value-type="float">
            <text:p>104,763062000001</text:p>
          </table:table-cell>
          <table:covered-table-cell/>
          <table:table-cell office:value-type="float" office:value="9.54675300000008" calcext:value-type="float">
            <text:p>9,54675300000008</text:p>
          </table:table-cell>
          <table:table-cell office:value-type="float" office:value="160.513794" calcext:value-type="float">
            <text:p>160,513794</text:p>
          </table:table-cell>
          <table:table-cell office:value-type="float" office:value="232.934693" calcext:value-type="float">
            <text:p>232,934693</text:p>
          </table:table-cell>
          <table:covered-table-cell/>
          <table:table-cell office:value-type="float" office:value="4.74316399999998" calcext:value-type="float">
            <text:p>4,74316399999998</text:p>
          </table:table-cell>
          <table:table-cell office:value-type="float" office:value="74.1749880000007" calcext:value-type="float">
            <text:p>74,1749880000007</text:p>
          </table:table-cell>
          <table:table-cell office:value-type="float" office:value="108.243773999999" calcext:value-type="float">
            <text:p>108,243773999999</text:p>
          </table:table-cell>
          <table:covered-table-cell/>
          <table:table-cell office:value-type="float" office:value="4.72540299999992" calcext:value-type="float">
            <text:p>4,72540299999992</text:p>
          </table:table-cell>
          <table:table-cell office:value-type="float" office:value="76.6336059999994" calcext:value-type="float">
            <text:p>76,6336059999994</text:p>
          </table:table-cell>
          <table:table-cell office:value-type="float" office:value="110.537413999999" calcext:value-type="float">
            <text:p>110,537413999999</text:p>
          </table:table-cell>
          <table:covered-table-cell/>
        </table:table-row>
        <table:table-row table:style-name="ro3">
          <table:table-cell office:value-type="float" office:value="4.07977299999993" calcext:value-type="float">
            <text:p>4,07977299999993</text:p>
          </table:table-cell>
          <table:table-cell office:value-type="float" office:value="67.5079949999999" calcext:value-type="float">
            <text:p>67,5079949999999</text:p>
          </table:table-cell>
          <table:table-cell office:value-type="float" office:value="98.6847529999995" calcext:value-type="float">
            <text:p>98,6847529999995</text:p>
          </table:table-cell>
          <table:table-cell office:value-type="float" office:value="4.23309300000005" calcext:value-type="float">
            <text:p>4,23309300000005</text:p>
          </table:table-cell>
          <table:table-cell office:value-type="float" office:value="72.6583249999999" calcext:value-type="float">
            <text:p>72,6583249999999</text:p>
          </table:table-cell>
          <table:table-cell office:value-type="float" office:value="106.28125" calcext:value-type="float">
            <text:p>106,28125</text:p>
          </table:table-cell>
          <table:covered-table-cell/>
          <table:table-cell office:value-type="float" office:value="4.17047200000025" calcext:value-type="float">
            <text:p>4,17047200000025</text:p>
          </table:table-cell>
          <table:table-cell office:value-type="float" office:value="71.6308599999993" calcext:value-type="float">
            <text:p>71,6308599999993</text:p>
          </table:table-cell>
          <table:table-cell office:value-type="float" office:value="104.348145" calcext:value-type="float">
            <text:p>104,348145</text:p>
          </table:table-cell>
          <table:covered-table-cell/>
          <table:table-cell office:value-type="float" office:value="4.37872300000004" calcext:value-type="float">
            <text:p>4,37872300000004</text:p>
          </table:table-cell>
          <table:table-cell office:value-type="float" office:value="73.0796500000001" calcext:value-type="float">
            <text:p>73,0796500000001</text:p>
          </table:table-cell>
          <table:table-cell office:value-type="float" office:value="106.871277" calcext:value-type="float">
            <text:p>106,871277</text:p>
          </table:table-cell>
          <table:covered-table-cell/>
          <table:table-cell office:value-type="float" office:value="9.36706600000002" calcext:value-type="float">
            <text:p>9,36706600000002</text:p>
          </table:table-cell>
          <table:table-cell office:value-type="float" office:value="163.281494" calcext:value-type="float">
            <text:p>163,281494</text:p>
          </table:table-cell>
          <table:table-cell office:value-type="float" office:value="234.779479999999" calcext:value-type="float">
            <text:p>234,779479999999</text:p>
          </table:table-cell>
          <table:covered-table-cell/>
          <table:table-cell office:value-type="float" office:value="4.68017599999985" calcext:value-type="float">
            <text:p>4,68017599999985</text:p>
          </table:table-cell>
          <table:table-cell office:value-type="float" office:value="73.2553719999996" calcext:value-type="float">
            <text:p>73,2553719999996</text:p>
          </table:table-cell>
          <table:table-cell office:value-type="float" office:value="106.292115" calcext:value-type="float">
            <text:p>106,292115</text:p>
          </table:table-cell>
          <table:covered-table-cell/>
          <table:table-cell office:value-type="float" office:value="4.83593700000029" calcext:value-type="float">
            <text:p>4,83593700000029</text:p>
          </table:table-cell>
          <table:table-cell office:value-type="float" office:value="77.2382809999999" calcext:value-type="float">
            <text:p>77,2382809999999</text:p>
          </table:table-cell>
          <table:table-cell office:value-type="float" office:value="110.829285" calcext:value-type="float">
            <text:p>110,829285</text:p>
          </table:table-cell>
          <table:covered-table-cell/>
        </table:table-row>
        <table:table-row table:style-name="ro3">
          <table:table-cell office:value-type="float" office:value="4.12890600000014" calcext:value-type="float">
            <text:p>4,12890600000014</text:p>
          </table:table-cell>
          <table:table-cell office:value-type="float" office:value="73.141846" calcext:value-type="float">
            <text:p>73,141846</text:p>
          </table:table-cell>
          <table:table-cell office:value-type="float" office:value="105.302734" calcext:value-type="float">
            <text:p>105,302734</text:p>
          </table:table-cell>
          <table:table-cell office:value-type="float" office:value="4.28155500000003" calcext:value-type="float">
            <text:p>4,28155500000003</text:p>
          </table:table-cell>
          <table:table-cell office:value-type="float" office:value="68.394593" calcext:value-type="float">
            <text:p>68,394593</text:p>
          </table:table-cell>
          <table:table-cell office:value-type="float" office:value="101.623108" calcext:value-type="float">
            <text:p>101,623108</text:p>
          </table:table-cell>
          <table:covered-table-cell/>
          <table:table-cell office:value-type="float" office:value="4.23242200000004" calcext:value-type="float">
            <text:p>4,23242200000004</text:p>
          </table:table-cell>
          <table:table-cell office:value-type="float" office:value="71.5775749999993" calcext:value-type="float">
            <text:p>71,5775749999993</text:p>
          </table:table-cell>
          <table:table-cell office:value-type="float" office:value="104.731324" calcext:value-type="float">
            <text:p>104,731324</text:p>
          </table:table-cell>
          <table:covered-table-cell/>
          <table:table-cell office:value-type="float" office:value="4.41925100000003" calcext:value-type="float">
            <text:p>4,41925100000003</text:p>
          </table:table-cell>
          <table:table-cell office:value-type="float" office:value="75.2785639999997" calcext:value-type="float">
            <text:p>75,2785639999997</text:p>
          </table:table-cell>
          <table:table-cell office:value-type="float" office:value="109.740845" calcext:value-type="float">
            <text:p>109,740845</text:p>
          </table:table-cell>
          <table:covered-table-cell/>
          <table:table-cell office:value-type="float" office:value="9.67120299999999" calcext:value-type="float">
            <text:p>9,67120299999999</text:p>
          </table:table-cell>
          <table:table-cell office:value-type="float" office:value="167.737427" calcext:value-type="float">
            <text:p>167,737427</text:p>
          </table:table-cell>
          <table:table-cell office:value-type="float" office:value="240.9776" calcext:value-type="float">
            <text:p>240,9776</text:p>
          </table:table-cell>
          <table:covered-table-cell/>
          <table:table-cell office:value-type="float" office:value="5.58612100000002" calcext:value-type="float">
            <text:p>5,58612100000002</text:p>
          </table:table-cell>
          <table:table-cell office:value-type="float" office:value="82.938476" calcext:value-type="float">
            <text:p>82,938476</text:p>
          </table:table-cell>
          <table:table-cell office:value-type="float" office:value="124.738587" calcext:value-type="float">
            <text:p>124,738587</text:p>
          </table:table-cell>
          <table:covered-table-cell/>
          <table:table-cell office:value-type="float" office:value="4.79779099999996" calcext:value-type="float">
            <text:p>4,79779099999996</text:p>
          </table:table-cell>
          <table:table-cell office:value-type="float" office:value="77.702088" calcext:value-type="float">
            <text:p>77,702088</text:p>
          </table:table-cell>
          <table:table-cell office:value-type="float" office:value="111.604186999997" calcext:value-type="float">
            <text:p>111,604186999997</text:p>
          </table:table-cell>
          <table:covered-table-cell/>
        </table:table-row>
        <table:table-row table:style-name="ro3">
          <table:table-cell office:value-type="float" office:value="4.04913299999998" calcext:value-type="float">
            <text:p>4,04913299999998</text:p>
          </table:table-cell>
          <table:table-cell office:value-type="float" office:value="67.8045040000002" calcext:value-type="float">
            <text:p>67,8045040000002</text:p>
          </table:table-cell>
          <table:table-cell office:value-type="float" office:value="99.1312250000001" calcext:value-type="float">
            <text:p>99,1312250000001</text:p>
          </table:table-cell>
          <table:table-cell office:value-type="float" office:value="4.29937700000005" calcext:value-type="float">
            <text:p>4,29937700000005</text:p>
          </table:table-cell>
          <table:table-cell office:value-type="float" office:value="74.5092159999999" calcext:value-type="float">
            <text:p>74,5092159999999</text:p>
          </table:table-cell>
          <table:table-cell office:value-type="float" office:value="107.509582000001" calcext:value-type="float">
            <text:p>107,509582000001</text:p>
          </table:table-cell>
          <table:covered-table-cell/>
          <table:table-cell office:value-type="float" office:value="4.45526100000006" calcext:value-type="float">
            <text:p>4,45526100000006</text:p>
          </table:table-cell>
          <table:table-cell office:value-type="float" office:value="71.9572150000004" calcext:value-type="float">
            <text:p>71,9572150000004</text:p>
          </table:table-cell>
          <table:table-cell office:value-type="float" office:value="105.653137000001" calcext:value-type="float">
            <text:p>105,653137000001</text:p>
          </table:table-cell>
          <table:covered-table-cell/>
          <table:table-cell office:value-type="float" office:value="4.28643799999986" calcext:value-type="float">
            <text:p>4,28643799999986</text:p>
          </table:table-cell>
          <table:table-cell office:value-type="float" office:value="73.149598" calcext:value-type="float">
            <text:p>73,149598</text:p>
          </table:table-cell>
          <table:table-cell office:value-type="float" office:value="106.708679" calcext:value-type="float">
            <text:p>106,708679</text:p>
          </table:table-cell>
          <table:covered-table-cell/>
          <table:table-cell office:value-type="float" office:value="9.46417199999996" calcext:value-type="float">
            <text:p>9,46417199999996</text:p>
          </table:table-cell>
          <table:table-cell office:value-type="float" office:value="162.516236" calcext:value-type="float">
            <text:p>162,516236</text:p>
          </table:table-cell>
          <table:table-cell office:value-type="float" office:value="235.966919" calcext:value-type="float">
            <text:p>235,966919</text:p>
          </table:table-cell>
          <table:covered-table-cell/>
          <table:table-cell office:value-type="float" office:value="4.09607" calcext:value-type="float">
            <text:p>4,09607</text:p>
          </table:table-cell>
          <table:table-cell office:value-type="float" office:value="70.7093500000001" calcext:value-type="float">
            <text:p>70,7093500000001</text:p>
          </table:table-cell>
          <table:table-cell office:value-type="float" office:value="104.406311" calcext:value-type="float">
            <text:p>104,406311</text:p>
          </table:table-cell>
          <table:covered-table-cell/>
          <table:table-cell office:value-type="float" office:value="4.82726999999977" calcext:value-type="float">
            <text:p>4,82726999999977</text:p>
          </table:table-cell>
          <table:table-cell office:value-type="float" office:value="80.1668700000009" calcext:value-type="float">
            <text:p>80,1668700000009</text:p>
          </table:table-cell>
          <table:table-cell office:value-type="float" office:value="115.010437000001" calcext:value-type="float">
            <text:p>115,010437000001</text:p>
          </table:table-cell>
          <table:covered-table-cell/>
        </table:table-row>
        <table:table-row table:style-name="ro3">
          <table:table-cell office:value-type="float" office:value="4.31005800000003" calcext:value-type="float">
            <text:p>4,31005800000003</text:p>
          </table:table-cell>
          <table:table-cell office:value-type="float" office:value="70.9008180000001" calcext:value-type="float">
            <text:p>70,9008180000001</text:p>
          </table:table-cell>
          <table:table-cell office:value-type="float" office:value="103.130188" calcext:value-type="float">
            <text:p>103,130188</text:p>
          </table:table-cell>
          <table:table-cell office:value-type="float" office:value="4.33490000000006" calcext:value-type="float">
            <text:p>4,33490000000006</text:p>
          </table:table-cell>
          <table:table-cell office:value-type="float" office:value="75.3892820000001" calcext:value-type="float">
            <text:p>75,3892820000001</text:p>
          </table:table-cell>
          <table:table-cell office:value-type="float" office:value="108.193482" calcext:value-type="float">
            <text:p>108,193482</text:p>
          </table:table-cell>
          <table:covered-table-cell/>
          <table:table-cell office:value-type="float" office:value="4.540528" calcext:value-type="float">
            <text:p>4,540528</text:p>
          </table:table-cell>
          <table:table-cell office:value-type="float" office:value="73.7014159999999" calcext:value-type="float">
            <text:p>73,7014159999999</text:p>
          </table:table-cell>
          <table:table-cell office:value-type="float" office:value="107.791870000001" calcext:value-type="float">
            <text:p>107,791870000001</text:p>
          </table:table-cell>
          <table:covered-table-cell/>
          <table:table-cell office:value-type="float" office:value="4.37738100000001" calcext:value-type="float">
            <text:p>4,37738100000001</text:p>
          </table:table-cell>
          <table:table-cell office:value-type="float" office:value="74.7417610000002" calcext:value-type="float">
            <text:p>74,7417610000002</text:p>
          </table:table-cell>
          <table:table-cell office:value-type="float" office:value="108.843811000001" calcext:value-type="float">
            <text:p>108,843811000001</text:p>
          </table:table-cell>
          <table:covered-table-cell/>
          <table:table-cell office:value-type="float" office:value="10.310547" calcext:value-type="float">
            <text:p>10,310547</text:p>
          </table:table-cell>
          <table:table-cell office:value-type="float" office:value="174.343261999999" calcext:value-type="float">
            <text:p>174,343261999999</text:p>
          </table:table-cell>
          <table:table-cell office:value-type="float" office:value="247.572876" calcext:value-type="float">
            <text:p>247,572876</text:p>
          </table:table-cell>
          <table:covered-table-cell/>
          <table:table-cell office:value-type="float" office:value="4.24505700000003" calcext:value-type="float">
            <text:p>4,24505700000003</text:p>
          </table:table-cell>
          <table:table-cell office:value-type="float" office:value="74.012023" calcext:value-type="float">
            <text:p>74,012023</text:p>
          </table:table-cell>
          <table:table-cell office:value-type="float" office:value="107.823731" calcext:value-type="float">
            <text:p>107,823731</text:p>
          </table:table-cell>
          <table:covered-table-cell/>
          <table:table-cell office:value-type="float" office:value="4.76538100000016" calcext:value-type="float">
            <text:p>4,76538100000016</text:p>
          </table:table-cell>
          <table:table-cell office:value-type="float" office:value="77.5228269999989" calcext:value-type="float">
            <text:p>77,5228269999989</text:p>
          </table:table-cell>
          <table:table-cell office:value-type="float" office:value="111.424500000001" calcext:value-type="float">
            <text:p>111,424500000001</text:p>
          </table:table-cell>
          <table:covered-table-cell/>
        </table:table-row>
        <table:table-row table:style-name="ro3">
          <table:table-cell office:value-type="float" office:value="4.0760499999999" calcext:value-type="float">
            <text:p>4,0760499999999</text:p>
          </table:table-cell>
          <table:table-cell office:value-type="float" office:value="69.4074700000001" calcext:value-type="float">
            <text:p>69,4074700000001</text:p>
          </table:table-cell>
          <table:table-cell office:value-type="float" office:value="100.079041" calcext:value-type="float">
            <text:p>100,079041</text:p>
          </table:table-cell>
          <table:table-cell office:value-type="float" office:value="4.38671899999997" calcext:value-type="float">
            <text:p>4,38671899999997</text:p>
          </table:table-cell>
          <table:table-cell office:value-type="float" office:value="73.2075800000002" calcext:value-type="float">
            <text:p>73,2075800000002</text:p>
          </table:table-cell>
          <table:table-cell office:value-type="float" office:value="106.039856" calcext:value-type="float">
            <text:p>106,039856</text:p>
          </table:table-cell>
          <table:covered-table-cell/>
          <table:table-cell office:value-type="float" office:value="3.92871100000002" calcext:value-type="float">
            <text:p>3,92871100000002</text:p>
          </table:table-cell>
          <table:table-cell office:value-type="float" office:value="65.5306400000009" calcext:value-type="float">
            <text:p>65,5306400000009</text:p>
          </table:table-cell>
          <table:table-cell office:value-type="float" office:value="95.5957639999979" calcext:value-type="float">
            <text:p>95,5957639999979</text:p>
          </table:table-cell>
          <table:covered-table-cell/>
          <table:table-cell office:value-type="float" office:value="4.69287099999997" calcext:value-type="float">
            <text:p>4,69287099999997</text:p>
          </table:table-cell>
          <table:table-cell office:value-type="float" office:value="76.3417360000003" calcext:value-type="float">
            <text:p>76,3417360000003</text:p>
          </table:table-cell>
          <table:table-cell office:value-type="float" office:value="109.79132" calcext:value-type="float">
            <text:p>109,79132</text:p>
          </table:table-cell>
          <table:covered-table-cell/>
          <table:table-cell office:value-type="float" office:value="9.62750200000005" calcext:value-type="float">
            <text:p>9,62750200000005</text:p>
          </table:table-cell>
          <table:table-cell office:value-type="float" office:value="166.394959" calcext:value-type="float">
            <text:p>166,394959</text:p>
          </table:table-cell>
          <table:table-cell office:value-type="float" office:value="239.113342000001" calcext:value-type="float">
            <text:p>239,113342000001</text:p>
          </table:table-cell>
          <table:covered-table-cell/>
          <table:table-cell office:value-type="float" office:value="4.158142" calcext:value-type="float">
            <text:p>4,158142</text:p>
          </table:table-cell>
          <table:table-cell office:value-type="float" office:value="75.262757" calcext:value-type="float">
            <text:p>75,262757</text:p>
          </table:table-cell>
          <table:table-cell office:value-type="float" office:value="109.23468" calcext:value-type="float">
            <text:p>109,23468</text:p>
          </table:table-cell>
          <table:covered-table-cell/>
          <table:table-cell office:value-type="float" office:value="4.89568999999983" calcext:value-type="float">
            <text:p>4,89568999999983</text:p>
          </table:table-cell>
          <table:table-cell office:value-type="float" office:value="77.1627189999999" calcext:value-type="float">
            <text:p>77,1627189999999</text:p>
          </table:table-cell>
          <table:table-cell office:value-type="float" office:value="111.410888000002" calcext:value-type="float">
            <text:p>111,410888000002</text:p>
          </table:table-cell>
          <table:covered-table-cell/>
        </table:table-row>
        <table:table-row table:style-name="ro3">
          <table:table-cell office:value-type="float" office:value="4.29156499999999" calcext:value-type="float">
            <text:p>4,29156499999999</text:p>
          </table:table-cell>
          <table:table-cell office:value-type="float" office:value="72.6446529999998" calcext:value-type="float">
            <text:p>72,6446529999998</text:p>
          </table:table-cell>
          <table:table-cell office:value-type="float" office:value="105.760741999999" calcext:value-type="float">
            <text:p>105,760741999999</text:p>
          </table:table-cell>
          <table:table-cell office:value-type="float" office:value="4.37390200000004" calcext:value-type="float">
            <text:p>4,37390200000004</text:p>
          </table:table-cell>
          <table:table-cell office:value-type="float" office:value="73.6289059999999" calcext:value-type="float">
            <text:p>73,6289059999999</text:p>
          </table:table-cell>
          <table:table-cell office:value-type="float" office:value="106.505188" calcext:value-type="float">
            <text:p>106,505188</text:p>
          </table:table-cell>
          <table:covered-table-cell/>
          <table:table-cell office:value-type="float" office:value="4.39776600000005" calcext:value-type="float">
            <text:p>4,39776600000005</text:p>
          </table:table-cell>
          <table:table-cell office:value-type="float" office:value="75.5317379999997" calcext:value-type="float">
            <text:p>75,5317379999997</text:p>
          </table:table-cell>
          <table:table-cell office:value-type="float" office:value="109.397583000002" calcext:value-type="float">
            <text:p>109,397583000002</text:p>
          </table:table-cell>
          <table:covered-table-cell/>
          <table:table-cell office:value-type="float" office:value="4.58380200000011" calcext:value-type="float">
            <text:p>4,58380200000011</text:p>
          </table:table-cell>
          <table:table-cell office:value-type="float" office:value="72.779297" calcext:value-type="float">
            <text:p>72,779297</text:p>
          </table:table-cell>
          <table:table-cell office:value-type="float" office:value="105.688964000001" calcext:value-type="float">
            <text:p>105,688964000001</text:p>
          </table:table-cell>
          <table:covered-table-cell/>
          <table:table-cell office:value-type="float" office:value="9.95361300000013" calcext:value-type="float">
            <text:p>9,95361300000013</text:p>
          </table:table-cell>
          <table:table-cell office:value-type="float" office:value="169.654236" calcext:value-type="float">
            <text:p>169,654236</text:p>
          </table:table-cell>
          <table:table-cell office:value-type="float" office:value="243.341248000001" calcext:value-type="float">
            <text:p>243,341248000001</text:p>
          </table:table-cell>
          <table:covered-table-cell/>
          <table:table-cell office:value-type="float" office:value="5.03076099999998" calcext:value-type="float">
            <text:p>5,03076099999998</text:p>
          </table:table-cell>
          <table:table-cell office:value-type="float" office:value="77.301269" calcext:value-type="float">
            <text:p>77,301269</text:p>
          </table:table-cell>
          <table:table-cell office:value-type="float" office:value="114.047607" calcext:value-type="float">
            <text:p>114,047607</text:p>
          </table:table-cell>
          <table:covered-table-cell/>
          <table:table-cell office:value-type="float" office:value="4.84497099999999" calcext:value-type="float">
            <text:p>4,84497099999999</text:p>
          </table:table-cell>
          <table:table-cell office:value-type="float" office:value="77.4959720000006" calcext:value-type="float">
            <text:p>77,4959720000006</text:p>
          </table:table-cell>
          <table:table-cell office:value-type="float" office:value="111.034423999998" calcext:value-type="float">
            <text:p>111,034423999998</text:p>
          </table:table-cell>
          <table:covered-table-cell/>
        </table:table-row>
        <table:table-row table:style-name="ro3">
          <table:table-cell office:value-type="float" office:value="4.61425800000006" calcext:value-type="float">
            <text:p>4,61425800000006</text:p>
          </table:table-cell>
          <table:table-cell office:value-type="float" office:value="70.71344" calcext:value-type="float">
            <text:p>70,71344</text:p>
          </table:table-cell>
          <table:table-cell office:value-type="float" office:value="104.110596" calcext:value-type="float">
            <text:p>104,110596</text:p>
          </table:table-cell>
          <table:table-cell office:value-type="float" office:value="4.20935000000009" calcext:value-type="float">
            <text:p>4,20935000000009</text:p>
          </table:table-cell>
          <table:table-cell office:value-type="float" office:value="69.3619389999999" calcext:value-type="float">
            <text:p>69,3619389999999</text:p>
          </table:table-cell>
          <table:table-cell office:value-type="float" office:value="103.941223000002" calcext:value-type="float">
            <text:p>103,941223000002</text:p>
          </table:table-cell>
          <table:covered-table-cell/>
          <table:table-cell office:value-type="float" office:value="4.4023430000002" calcext:value-type="float">
            <text:p>4,4023430000002</text:p>
          </table:table-cell>
          <table:table-cell office:value-type="float" office:value="75.450073" calcext:value-type="float">
            <text:p>75,450073</text:p>
          </table:table-cell>
          <table:table-cell office:value-type="float" office:value="109.194946" calcext:value-type="float">
            <text:p>109,194946</text:p>
          </table:table-cell>
          <table:covered-table-cell/>
          <table:table-cell office:value-type="float" office:value="4.59027100000003" calcext:value-type="float">
            <text:p>4,59027100000003</text:p>
          </table:table-cell>
          <table:table-cell office:value-type="float" office:value="73.8399049999998" calcext:value-type="float">
            <text:p>73,8399049999998</text:p>
          </table:table-cell>
          <table:table-cell office:value-type="float" office:value="107.712829999999" calcext:value-type="float">
            <text:p>107,712829999999</text:p>
          </table:table-cell>
          <table:covered-table-cell/>
          <table:table-cell office:value-type="float" office:value="9.49182100000007" calcext:value-type="float">
            <text:p>9,49182100000007</text:p>
          </table:table-cell>
          <table:table-cell office:value-type="float" office:value="165.333618" calcext:value-type="float">
            <text:p>165,333618</text:p>
          </table:table-cell>
          <table:table-cell office:value-type="float" office:value="238.744751" calcext:value-type="float">
            <text:p>238,744751</text:p>
          </table:table-cell>
          <table:covered-table-cell/>
          <table:table-cell office:value-type="float" office:value="4.33752399999997" calcext:value-type="float">
            <text:p>4,33752399999997</text:p>
          </table:table-cell>
          <table:table-cell office:value-type="float" office:value="76.463135" calcext:value-type="float">
            <text:p>76,463135</text:p>
          </table:table-cell>
          <table:table-cell office:value-type="float" office:value="111.533631" calcext:value-type="float">
            <text:p>111,533631</text:p>
          </table:table-cell>
          <table:covered-table-cell/>
          <table:table-cell office:value-type="float" office:value="4.80541999999969" calcext:value-type="float">
            <text:p>4,80541999999969</text:p>
          </table:table-cell>
          <table:table-cell office:value-type="float" office:value="77.6127319999996" calcext:value-type="float">
            <text:p>77,6127319999996</text:p>
          </table:table-cell>
          <table:table-cell office:value-type="float" office:value="112.747437000002" calcext:value-type="float">
            <text:p>112,747437000002</text:p>
          </table:table-cell>
          <table:covered-table-cell/>
        </table:table-row>
        <table:table-row table:style-name="ro3">
          <table:table-cell office:value-type="float" office:value="4.15582300000006" calcext:value-type="float">
            <text:p>4,15582300000006</text:p>
          </table:table-cell>
          <table:table-cell office:value-type="float" office:value="68.2526849999999" calcext:value-type="float">
            <text:p>68,2526849999999</text:p>
          </table:table-cell>
          <table:table-cell office:value-type="float" office:value="100.056457" calcext:value-type="float">
            <text:p>100,056457</text:p>
          </table:table-cell>
          <table:table-cell office:value-type="float" office:value="4.32232700000009" calcext:value-type="float">
            <text:p>4,32232700000009</text:p>
          </table:table-cell>
          <table:table-cell office:value-type="float" office:value="73.1856079999998" calcext:value-type="float">
            <text:p>73,1856079999998</text:p>
          </table:table-cell>
          <table:table-cell office:value-type="float" office:value="106.184326000001" calcext:value-type="float">
            <text:p>106,184326000001</text:p>
          </table:table-cell>
          <table:covered-table-cell/>
          <table:table-cell office:value-type="float" office:value="4.75781300000017" calcext:value-type="float">
            <text:p>4,75781300000017</text:p>
          </table:table-cell>
          <table:table-cell office:value-type="float" office:value="73.7548830000014" calcext:value-type="float">
            <text:p>73,7548830000014</text:p>
          </table:table-cell>
          <table:table-cell office:value-type="float" office:value="108.504029" calcext:value-type="float">
            <text:p>108,504029</text:p>
          </table:table-cell>
          <table:covered-table-cell/>
          <table:table-cell office:value-type="float" office:value="4.75439500000016" calcext:value-type="float">
            <text:p>4,75439500000016</text:p>
          </table:table-cell>
          <table:table-cell office:value-type="float" office:value="75.0260619999999" calcext:value-type="float">
            <text:p>75,0260619999999</text:p>
          </table:table-cell>
          <table:table-cell office:value-type="float" office:value="108.301391000001" calcext:value-type="float">
            <text:p>108,301391000001</text:p>
          </table:table-cell>
          <table:covered-table-cell/>
          <table:table-cell office:value-type="float" office:value="9.46325700000011" calcext:value-type="float">
            <text:p>9,46325700000011</text:p>
          </table:table-cell>
          <table:table-cell office:value-type="float" office:value="161.790589" calcext:value-type="float">
            <text:p>161,790589</text:p>
          </table:table-cell>
          <table:table-cell office:value-type="float" office:value="233.774414" calcext:value-type="float">
            <text:p>233,774414</text:p>
          </table:table-cell>
          <table:covered-table-cell/>
          <table:table-cell office:value-type="float" office:value="4.20214899999996" calcext:value-type="float">
            <text:p>4,20214899999996</text:p>
          </table:table-cell>
          <table:table-cell office:value-type="float" office:value="74.73999" calcext:value-type="float">
            <text:p>74,73999</text:p>
          </table:table-cell>
          <table:table-cell office:value-type="float" office:value="108.96051" calcext:value-type="float">
            <text:p>108,96051</text:p>
          </table:table-cell>
          <table:covered-table-cell/>
          <table:table-cell office:value-type="float" office:value="4.0727539999998" calcext:value-type="float">
            <text:p>4,0727539999998</text:p>
          </table:table-cell>
          <table:table-cell office:value-type="float" office:value="66.9038080000009" calcext:value-type="float">
            <text:p>66,9038080000009</text:p>
          </table:table-cell>
          <table:table-cell office:value-type="float" office:value="97.7358399999975" calcext:value-type="float">
            <text:p>97,7358399999975</text:p>
          </table:table-cell>
          <table:covered-table-cell/>
        </table:table-row>
        <table:table-row table:style-name="ro3">
          <table:table-cell office:value-type="float" office:value="4.06616200000008" calcext:value-type="float">
            <text:p>4,06616200000008</text:p>
          </table:table-cell>
          <table:table-cell office:value-type="float" office:value="67.9385979999997" calcext:value-type="float">
            <text:p>67,9385979999997</text:p>
          </table:table-cell>
          <table:table-cell office:value-type="float" office:value="99.2088010000007" calcext:value-type="float">
            <text:p>99,2088010000007</text:p>
          </table:table-cell>
          <table:table-cell office:value-type="float" office:value="4.26269499999989" calcext:value-type="float">
            <text:p>4,26269499999989</text:p>
          </table:table-cell>
          <table:table-cell office:value-type="float" office:value="72.4327999999996" calcext:value-type="float">
            <text:p>72,4327999999996</text:p>
          </table:table-cell>
          <table:table-cell office:value-type="float" office:value="105.060546000001" calcext:value-type="float">
            <text:p>105,060546000001</text:p>
          </table:table-cell>
          <table:covered-table-cell/>
          <table:table-cell office:value-type="float" office:value="4.25878899999952" calcext:value-type="float">
            <text:p>4,25878899999952</text:p>
          </table:table-cell>
          <table:table-cell office:value-type="float" office:value="72.3087770000002" calcext:value-type="float">
            <text:p>72,3087770000002</text:p>
          </table:table-cell>
          <table:table-cell office:value-type="float" office:value="105.726073999998" calcext:value-type="float">
            <text:p>105,726073999998</text:p>
          </table:table-cell>
          <table:covered-table-cell/>
          <table:table-cell office:value-type="float" office:value="4.6761469999999" calcext:value-type="float">
            <text:p>4,6761469999999</text:p>
          </table:table-cell>
          <table:table-cell office:value-type="float" office:value="74.5320430000002" calcext:value-type="float">
            <text:p>74,5320430000002</text:p>
          </table:table-cell>
          <table:table-cell office:value-type="float" office:value="107.284851" calcext:value-type="float">
            <text:p>107,284851</text:p>
          </table:table-cell>
          <table:covered-table-cell/>
          <table:table-cell office:value-type="float" office:value="9.25683600000002" calcext:value-type="float">
            <text:p>9,25683600000002</text:p>
          </table:table-cell>
          <table:table-cell office:value-type="float" office:value="160.670288" calcext:value-type="float">
            <text:p>160,670288</text:p>
          </table:table-cell>
          <table:table-cell office:value-type="float" office:value="233.212586" calcext:value-type="float">
            <text:p>233,212586</text:p>
          </table:table-cell>
          <table:covered-table-cell/>
          <table:table-cell office:value-type="float" office:value="4.37115499999993" calcext:value-type="float">
            <text:p>4,37115499999993</text:p>
          </table:table-cell>
          <table:table-cell office:value-type="float" office:value="74.9103400000004" calcext:value-type="float">
            <text:p>74,9103400000004</text:p>
          </table:table-cell>
          <table:table-cell office:value-type="float" office:value="109.700501" calcext:value-type="float">
            <text:p>109,700501</text:p>
          </table:table-cell>
          <table:covered-table-cell/>
          <table:table-cell office:value-type="float" office:value="4.63720699999976" calcext:value-type="float">
            <text:p>4,63720699999976</text:p>
          </table:table-cell>
          <table:table-cell office:value-type="float" office:value="80.994811999999" calcext:value-type="float">
            <text:p>80,994811999999</text:p>
          </table:table-cell>
          <table:table-cell office:value-type="float" office:value="114.269043" calcext:value-type="float">
            <text:p>114,269043</text:p>
          </table:table-cell>
          <table:covered-table-cell/>
        </table:table-row>
        <table:table-row table:style-name="ro3">
          <table:table-cell office:value-type="float" office:value="4.02038500000003" calcext:value-type="float">
            <text:p>4,02038500000003</text:p>
          </table:table-cell>
          <table:table-cell office:value-type="float" office:value="62.5449829999998" calcext:value-type="float">
            <text:p>62,5449829999998</text:p>
          </table:table-cell>
          <table:table-cell office:value-type="float" office:value="93.581420999999" calcext:value-type="float">
            <text:p>93,581420999999</text:p>
          </table:table-cell>
          <table:table-cell office:value-type="float" office:value="4.43011499999989" calcext:value-type="float">
            <text:p>4,43011499999989</text:p>
          </table:table-cell>
          <table:table-cell office:value-type="float" office:value="74.4814450000004" calcext:value-type="float">
            <text:p>74,4814450000004</text:p>
          </table:table-cell>
          <table:table-cell office:value-type="float" office:value="107.864380000001" calcext:value-type="float">
            <text:p>107,864380000001</text:p>
          </table:table-cell>
          <table:covered-table-cell/>
          <table:table-cell office:value-type="float" office:value="4.31268300000011" calcext:value-type="float">
            <text:p>4,31268300000011</text:p>
          </table:table-cell>
          <table:table-cell office:value-type="float" office:value="75.4167479999996" calcext:value-type="float">
            <text:p>75,4167479999996</text:p>
          </table:table-cell>
          <table:table-cell office:value-type="float" office:value="108.07605" calcext:value-type="float">
            <text:p>108,07605</text:p>
          </table:table-cell>
          <table:covered-table-cell/>
          <table:table-cell office:value-type="float" office:value="4.83386200000018" calcext:value-type="float">
            <text:p>4,83386200000018</text:p>
          </table:table-cell>
          <table:table-cell office:value-type="float" office:value="76.0823360000004" calcext:value-type="float">
            <text:p>76,0823360000004</text:p>
          </table:table-cell>
          <table:table-cell office:value-type="float" office:value="110.036011" calcext:value-type="float">
            <text:p>110,036011</text:p>
          </table:table-cell>
          <table:covered-table-cell/>
          <table:table-cell office:value-type="float" office:value="9.25659199999996" calcext:value-type="float">
            <text:p>9,25659199999996</text:p>
          </table:table-cell>
          <table:table-cell office:value-type="float" office:value="163.750977" calcext:value-type="float">
            <text:p>163,750977</text:p>
          </table:table-cell>
          <table:table-cell office:value-type="float" office:value="234.732910000001" calcext:value-type="float">
            <text:p>234,732910000001</text:p>
          </table:table-cell>
          <table:covered-table-cell/>
          <table:table-cell office:value-type="float" office:value="4.17755099999999" calcext:value-type="float">
            <text:p>4,17755099999999</text:p>
          </table:table-cell>
          <table:table-cell office:value-type="float" office:value="72.0795279999998" calcext:value-type="float">
            <text:p>72,0795279999998</text:p>
          </table:table-cell>
          <table:table-cell office:value-type="float" office:value="104.979431" calcext:value-type="float">
            <text:p>104,979431</text:p>
          </table:table-cell>
          <table:covered-table-cell/>
          <table:table-cell office:value-type="float" office:value="4.70788600000014" calcext:value-type="float">
            <text:p>4,70788600000014</text:p>
          </table:table-cell>
          <table:table-cell office:value-type="float" office:value="76.2017820000001" calcext:value-type="float">
            <text:p>76,2017820000001</text:p>
          </table:table-cell>
          <table:table-cell office:value-type="float" office:value="109.689147999998" calcext:value-type="float">
            <text:p>109,689147999998</text:p>
          </table:table-cell>
          <table:covered-table-cell/>
        </table:table-row>
        <table:table-row table:style-name="ro3">
          <table:table-cell office:value-type="float" office:value="4.07836900000007" calcext:value-type="float">
            <text:p>4,07836900000007</text:p>
          </table:table-cell>
          <table:table-cell office:value-type="float" office:value="67.0075069999998" calcext:value-type="float">
            <text:p>67,0075069999998</text:p>
          </table:table-cell>
          <table:table-cell office:value-type="float" office:value="98.5016479999995" calcext:value-type="float">
            <text:p>98,5016479999995</text:p>
          </table:table-cell>
          <table:table-cell office:value-type="float" office:value="4.21954400000004" calcext:value-type="float">
            <text:p>4,21954400000004</text:p>
          </table:table-cell>
          <table:table-cell office:value-type="float" office:value="68.9945069999994" calcext:value-type="float">
            <text:p>68,9945069999994</text:p>
          </table:table-cell>
          <table:table-cell office:value-type="float" office:value="102.597534" calcext:value-type="float">
            <text:p>102,597534</text:p>
          </table:table-cell>
          <table:covered-table-cell/>
          <table:table-cell office:value-type="float" office:value="4.38183599999957" calcext:value-type="float">
            <text:p>4,38183599999957</text:p>
          </table:table-cell>
          <table:table-cell office:value-type="float" office:value="75.7561029999997" calcext:value-type="float">
            <text:p>75,7561029999997</text:p>
          </table:table-cell>
          <table:table-cell office:value-type="float" office:value="109.533326000001" calcext:value-type="float">
            <text:p>109,533326000001</text:p>
          </table:table-cell>
          <table:covered-table-cell/>
          <table:table-cell office:value-type="float" office:value="4.69836399999986" calcext:value-type="float">
            <text:p>4,69836399999986</text:p>
          </table:table-cell>
          <table:table-cell office:value-type="float" office:value="73.8659669999997" calcext:value-type="float">
            <text:p>73,8659669999997</text:p>
          </table:table-cell>
          <table:table-cell office:value-type="float" office:value="106.796020999998" calcext:value-type="float">
            <text:p>106,796020999998</text:p>
          </table:table-cell>
          <table:covered-table-cell/>
          <table:table-cell office:value-type="float" office:value="9.62237600000003" calcext:value-type="float">
            <text:p>9,62237600000003</text:p>
          </table:table-cell>
          <table:table-cell office:value-type="float" office:value="164.748352000001" calcext:value-type="float">
            <text:p>164,748352000001</text:p>
          </table:table-cell>
          <table:table-cell office:value-type="float" office:value="236.770691" calcext:value-type="float">
            <text:p>236,770691</text:p>
          </table:table-cell>
          <table:covered-table-cell/>
          <table:table-cell office:value-type="float" office:value="4.92803900000001" calcext:value-type="float">
            <text:p>4,92803900000001</text:p>
          </table:table-cell>
          <table:table-cell office:value-type="float" office:value="79.4895629999996" calcext:value-type="float">
            <text:p>79,4895629999996</text:p>
          </table:table-cell>
          <table:table-cell office:value-type="float" office:value="116.254454999999" calcext:value-type="float">
            <text:p>116,254454999999</text:p>
          </table:table-cell>
          <table:covered-table-cell/>
          <table:table-cell office:value-type="float" office:value="5.07122799999979" calcext:value-type="float">
            <text:p>5,07122799999979</text:p>
          </table:table-cell>
          <table:table-cell office:value-type="float" office:value="78.6812139999984" calcext:value-type="float">
            <text:p>78,6812139999984</text:p>
          </table:table-cell>
          <table:table-cell office:value-type="float" office:value="113.179260999997" calcext:value-type="float">
            <text:p>113,179260999997</text:p>
          </table:table-cell>
          <table:covered-table-cell/>
        </table:table-row>
        <table:table-row table:style-name="ro3">
          <table:table-cell office:value-type="float" office:value="4.17065400000001" calcext:value-type="float">
            <text:p>4,17065400000001</text:p>
          </table:table-cell>
          <table:table-cell office:value-type="float" office:value="68.786865" calcext:value-type="float">
            <text:p>68,786865</text:p>
          </table:table-cell>
          <table:table-cell office:value-type="float" office:value="100.278869" calcext:value-type="float">
            <text:p>100,278869</text:p>
          </table:table-cell>
          <table:table-cell office:value-type="float" office:value="4.23315400000001" calcext:value-type="float">
            <text:p>4,23315400000001</text:p>
          </table:table-cell>
          <table:table-cell office:value-type="float" office:value="74.1025390000004" calcext:value-type="float">
            <text:p>74,1025390000004</text:p>
          </table:table-cell>
          <table:table-cell office:value-type="float" office:value="106.574402" calcext:value-type="float">
            <text:p>106,574402</text:p>
          </table:table-cell>
          <table:covered-table-cell/>
          <table:table-cell office:value-type="float" office:value="4.97918699999991" calcext:value-type="float">
            <text:p>4,97918699999991</text:p>
          </table:table-cell>
          <table:table-cell office:value-type="float" office:value="81.6513670000004" calcext:value-type="float">
            <text:p>81,6513670000004</text:p>
          </table:table-cell>
          <table:table-cell office:value-type="float" office:value="115.746765" calcext:value-type="float">
            <text:p>115,746765</text:p>
          </table:table-cell>
          <table:covered-table-cell/>
          <table:table-cell office:value-type="float" office:value="5.58001699999977" calcext:value-type="float">
            <text:p>5,58001699999977</text:p>
          </table:table-cell>
          <table:table-cell office:value-type="float" office:value="79.0231320000003" calcext:value-type="float">
            <text:p>79,0231320000003</text:p>
          </table:table-cell>
          <table:table-cell office:value-type="float" office:value="115.149718999999" calcext:value-type="float">
            <text:p>115,149718999999</text:p>
          </table:table-cell>
          <table:covered-table-cell/>
          <table:table-cell office:value-type="float" office:value="9.58178700000008" calcext:value-type="float">
            <text:p>9,58178700000008</text:p>
          </table:table-cell>
          <table:table-cell office:value-type="float" office:value="169.241272" calcext:value-type="float">
            <text:p>169,241272</text:p>
          </table:table-cell>
          <table:table-cell office:value-type="float" office:value="241.188416000001" calcext:value-type="float">
            <text:p>241,188416000001</text:p>
          </table:table-cell>
          <table:covered-table-cell/>
          <table:table-cell office:value-type="float" office:value="4.34777799999995" calcext:value-type="float">
            <text:p>4,34777799999995</text:p>
          </table:table-cell>
          <table:table-cell office:value-type="float" office:value="76.946351" calcext:value-type="float">
            <text:p>76,946351</text:p>
          </table:table-cell>
          <table:table-cell office:value-type="float" office:value="111.824707000001" calcext:value-type="float">
            <text:p>111,824707000001</text:p>
          </table:table-cell>
          <table:covered-table-cell/>
          <table:table-cell office:value-type="float" office:value="5.29968300000019" calcext:value-type="float">
            <text:p>5,29968300000019</text:p>
          </table:table-cell>
          <table:table-cell office:value-type="float" office:value="79.4878539999991" calcext:value-type="float">
            <text:p>79,4878539999991</text:p>
          </table:table-cell>
          <table:table-cell office:value-type="float" office:value="116.106628000001" calcext:value-type="float">
            <text:p>116,106628000001</text:p>
          </table:table-cell>
          <table:covered-table-cell/>
        </table:table-row>
        <table:table-row table:style-name="ro3">
          <table:table-cell office:value-type="float" office:value="4.19879200000014" calcext:value-type="float">
            <text:p>4,19879200000014</text:p>
          </table:table-cell>
          <table:table-cell office:value-type="float" office:value="67.6336670000001" calcext:value-type="float">
            <text:p>67,6336670000001</text:p>
          </table:table-cell>
          <table:table-cell office:value-type="float" office:value="99.0719609999996" calcext:value-type="float">
            <text:p>99,0719609999996</text:p>
          </table:table-cell>
          <table:table-cell office:value-type="float" office:value="4.30200200000013" calcext:value-type="float">
            <text:p>4,30200200000013</text:p>
          </table:table-cell>
          <table:table-cell office:value-type="float" office:value="72.140625" calcext:value-type="float">
            <text:p>72,140625</text:p>
          </table:table-cell>
          <table:table-cell office:value-type="float" office:value="105.512573" calcext:value-type="float">
            <text:p>105,512573</text:p>
          </table:table-cell>
          <table:covered-table-cell/>
          <table:table-cell office:value-type="float" office:value="4.36657699999978" calcext:value-type="float">
            <text:p>4,36657699999978</text:p>
          </table:table-cell>
          <table:table-cell office:value-type="float" office:value="74.1488040000004" calcext:value-type="float">
            <text:p>74,1488040000004</text:p>
          </table:table-cell>
          <table:table-cell office:value-type="float" office:value="107.845947000002" calcext:value-type="float">
            <text:p>107,845947000002</text:p>
          </table:table-cell>
          <table:covered-table-cell/>
          <table:table-cell office:value-type="float" office:value="4.62249799999972" calcext:value-type="float">
            <text:p>4,62249799999972</text:p>
          </table:table-cell>
          <table:table-cell office:value-type="float" office:value="72.3791510000001" calcext:value-type="float">
            <text:p>72,3791510000001</text:p>
          </table:table-cell>
          <table:table-cell office:value-type="float" office:value="104.964966" calcext:value-type="float">
            <text:p>104,964966</text:p>
          </table:table-cell>
          <table:covered-table-cell/>
          <table:table-cell office:value-type="float" office:value="9.14715500000011" calcext:value-type="float">
            <text:p>9,14715500000011</text:p>
          </table:table-cell>
          <table:table-cell office:value-type="float" office:value="159.538025" calcext:value-type="float">
            <text:p>159,538025</text:p>
          </table:table-cell>
          <table:table-cell office:value-type="float" office:value="230.078003000001" calcext:value-type="float">
            <text:p>230,078003000001</text:p>
          </table:table-cell>
          <table:covered-table-cell/>
          <table:table-cell office:value-type="float" office:value="4.25854499999991" calcext:value-type="float">
            <text:p>4,25854499999991</text:p>
          </table:table-cell>
          <table:table-cell office:value-type="float" office:value="74.7488410000001" calcext:value-type="float">
            <text:p>74,7488410000001</text:p>
          </table:table-cell>
          <table:table-cell office:value-type="float" office:value="108.651306" calcext:value-type="float">
            <text:p>108,651306</text:p>
          </table:table-cell>
          <table:covered-table-cell/>
          <table:table-cell office:value-type="float" office:value="4.66571000000022" calcext:value-type="float">
            <text:p>4,66571000000022</text:p>
          </table:table-cell>
          <table:table-cell office:value-type="float" office:value="75.3067019999999" calcext:value-type="float">
            <text:p>75,3067019999999</text:p>
          </table:table-cell>
          <table:table-cell office:value-type="float" office:value="108.427185" calcext:value-type="float">
            <text:p>108,427185</text:p>
          </table:table-cell>
          <table:covered-table-cell/>
        </table:table-row>
        <table:table-row table:style-name="ro3">
          <table:table-cell office:value-type="float" office:value="4.180114" calcext:value-type="float">
            <text:p>4,180114</text:p>
          </table:table-cell>
          <table:table-cell office:value-type="float" office:value="69.9016109999998" calcext:value-type="float">
            <text:p>69,9016109999998</text:p>
          </table:table-cell>
          <table:table-cell office:value-type="float" office:value="101.087341" calcext:value-type="float">
            <text:p>101,087341</text:p>
          </table:table-cell>
          <table:table-cell office:value-type="float" office:value="4.34942599999999" calcext:value-type="float">
            <text:p>4,34942599999999</text:p>
          </table:table-cell>
          <table:table-cell office:value-type="float" office:value="71.1726079999999" calcext:value-type="float">
            <text:p>71,1726079999999</text:p>
          </table:table-cell>
          <table:table-cell office:value-type="float" office:value="104.384156" calcext:value-type="float">
            <text:p>104,384156</text:p>
          </table:table-cell>
          <table:covered-table-cell/>
          <table:table-cell office:value-type="float" office:value="4.21838399999979" calcext:value-type="float">
            <text:p>4,21838399999979</text:p>
          </table:table-cell>
          <table:table-cell office:value-type="float" office:value="72.4540410000009" calcext:value-type="float">
            <text:p>72,4540410000009</text:p>
          </table:table-cell>
          <table:table-cell office:value-type="float" office:value="105.382384999997" calcext:value-type="float">
            <text:p>105,382384999997</text:p>
          </table:table-cell>
          <table:covered-table-cell/>
          <table:table-cell office:value-type="float" office:value="4.51971400000002" calcext:value-type="float">
            <text:p>4,51971400000002</text:p>
          </table:table-cell>
          <table:table-cell office:value-type="float" office:value="71.2291869999999" calcext:value-type="float">
            <text:p>71,2291869999999</text:p>
          </table:table-cell>
          <table:table-cell office:value-type="float" office:value="104.563782000001" calcext:value-type="float">
            <text:p>104,563782000001</text:p>
          </table:table-cell>
          <table:covered-table-cell/>
          <table:table-cell office:value-type="float" office:value="9.24212699999998" calcext:value-type="float">
            <text:p>9,24212699999998</text:p>
          </table:table-cell>
          <table:table-cell office:value-type="float" office:value="161.248962" calcext:value-type="float">
            <text:p>161,248962</text:p>
          </table:table-cell>
          <table:table-cell office:value-type="float" office:value="232.579955999998" calcext:value-type="float">
            <text:p>232,579955999998</text:p>
          </table:table-cell>
          <table:covered-table-cell/>
          <table:table-cell office:value-type="float" office:value="4.36676" calcext:value-type="float">
            <text:p>4,36676</text:p>
          </table:table-cell>
          <table:table-cell office:value-type="float" office:value="75.838745" calcext:value-type="float">
            <text:p>75,838745</text:p>
          </table:table-cell>
          <table:table-cell office:value-type="float" office:value="109.393372" calcext:value-type="float">
            <text:p>109,393372</text:p>
          </table:table-cell>
          <table:covered-table-cell/>
          <table:table-cell office:value-type="float" office:value="4.81854199999998" calcext:value-type="float">
            <text:p>4,81854199999998</text:p>
          </table:table-cell>
          <table:table-cell office:value-type="float" office:value="76.628662000001" calcext:value-type="float">
            <text:p>76,628662000001</text:p>
          </table:table-cell>
          <table:table-cell office:value-type="float" office:value="110.006591999998" calcext:value-type="float">
            <text:p>110,006591999998</text:p>
          </table:table-cell>
          <table:covered-table-cell/>
        </table:table-row>
        <table:table-row table:style-name="ro3">
          <table:table-cell office:value-type="float" office:value="4.14843800000017" calcext:value-type="float">
            <text:p>4,14843800000017</text:p>
          </table:table-cell>
          <table:table-cell office:value-type="float" office:value="69.0178219999998" calcext:value-type="float">
            <text:p>69,0178219999998</text:p>
          </table:table-cell>
          <table:table-cell office:value-type="float" office:value="100.503479000001" calcext:value-type="float">
            <text:p>100,503479000001</text:p>
          </table:table-cell>
          <table:table-cell office:value-type="float" office:value="4.16320799999994" calcext:value-type="float">
            <text:p>4,16320799999994</text:p>
          </table:table-cell>
          <table:table-cell office:value-type="float" office:value="66.6842649999999" calcext:value-type="float">
            <text:p>66,6842649999999</text:p>
          </table:table-cell>
          <table:table-cell office:value-type="float" office:value="100.276245999999" calcext:value-type="float">
            <text:p>100,276245999999</text:p>
          </table:table-cell>
          <table:covered-table-cell/>
          <table:table-cell office:value-type="float" office:value="4.17755099999977" calcext:value-type="float">
            <text:p>4,17755099999977</text:p>
          </table:table-cell>
          <table:table-cell office:value-type="float" office:value="73.4161980000008" calcext:value-type="float">
            <text:p>73,4161980000008</text:p>
          </table:table-cell>
          <table:table-cell office:value-type="float" office:value="106.093139999997" calcext:value-type="float">
            <text:p>106,093139999997</text:p>
          </table:table-cell>
          <table:covered-table-cell/>
          <table:table-cell office:value-type="float" office:value="4.40698199999997" calcext:value-type="float">
            <text:p>4,40698199999997</text:p>
          </table:table-cell>
          <table:table-cell office:value-type="float" office:value="67.6911009999994" calcext:value-type="float">
            <text:p>67,6911009999994</text:p>
          </table:table-cell>
          <table:table-cell office:value-type="float" office:value="99.8929439999993" calcext:value-type="float">
            <text:p>99,8929439999993</text:p>
          </table:table-cell>
          <table:covered-table-cell/>
          <table:table-cell office:value-type="float" office:value="9.87115399999993" calcext:value-type="float">
            <text:p>9,87115399999993</text:p>
          </table:table-cell>
          <table:table-cell office:value-type="float" office:value="169.993592000001" calcext:value-type="float">
            <text:p>169,993592000001</text:p>
          </table:table-cell>
          <table:table-cell office:value-type="float" office:value="244.443909000001" calcext:value-type="float">
            <text:p>244,443909000001</text:p>
          </table:table-cell>
          <table:covered-table-cell/>
          <table:table-cell office:value-type="float" office:value="4.19555600000012" calcext:value-type="float">
            <text:p>4,19555600000012</text:p>
          </table:table-cell>
          <table:table-cell office:value-type="float" office:value="73.3489989999998" calcext:value-type="float">
            <text:p>73,3489989999998</text:p>
          </table:table-cell>
          <table:table-cell office:value-type="float" office:value="106.401367" calcext:value-type="float">
            <text:p>106,401367</text:p>
          </table:table-cell>
          <table:covered-table-cell/>
          <table:table-cell office:value-type="float" office:value="4.62060599999995" calcext:value-type="float">
            <text:p>4,62060599999995</text:p>
          </table:table-cell>
          <table:table-cell office:value-type="float" office:value="74.5461419999992" calcext:value-type="float">
            <text:p>74,5461419999992</text:p>
          </table:table-cell>
          <table:table-cell office:value-type="float" office:value="107.816344999999" calcext:value-type="float">
            <text:p>107,816344999999</text:p>
          </table:table-cell>
          <table:covered-table-cell/>
        </table:table-row>
        <table:table-row table:style-name="ro3">
          <table:table-cell office:value-type="float" office:value="4.15734900000007" calcext:value-type="float">
            <text:p>4,15734900000007</text:p>
          </table:table-cell>
          <table:table-cell office:value-type="float" office:value="66.3834229999998" calcext:value-type="float">
            <text:p>66,3834229999998</text:p>
          </table:table-cell>
          <table:table-cell office:value-type="float" office:value="97.7868039999994" calcext:value-type="float">
            <text:p>97,7868039999994</text:p>
          </table:table-cell>
          <table:table-cell office:value-type="float" office:value="4.61657700000023" calcext:value-type="float">
            <text:p>4,61657700000023</text:p>
          </table:table-cell>
          <table:table-cell office:value-type="float" office:value="75.8788450000002" calcext:value-type="float">
            <text:p>75,8788450000002</text:p>
          </table:table-cell>
          <table:table-cell office:value-type="float" office:value="109.489624" calcext:value-type="float">
            <text:p>109,489624</text:p>
          </table:table-cell>
          <table:covered-table-cell/>
          <table:table-cell office:value-type="float" office:value="4.61883500000022" calcext:value-type="float">
            <text:p>4,61883500000022</text:p>
          </table:table-cell>
          <table:table-cell office:value-type="float" office:value="75.5785520000009" calcext:value-type="float">
            <text:p>75,5785520000009</text:p>
          </table:table-cell>
          <table:table-cell office:value-type="float" office:value="110.234802999999" calcext:value-type="float">
            <text:p>110,234802999999</text:p>
          </table:table-cell>
          <table:covered-table-cell/>
          <table:table-cell office:value-type="float" office:value="4.36932399999978" calcext:value-type="float">
            <text:p>4,36932399999978</text:p>
          </table:table-cell>
          <table:table-cell office:value-type="float" office:value="75.6017460000003" calcext:value-type="float">
            <text:p>75,6017460000003</text:p>
          </table:table-cell>
          <table:table-cell office:value-type="float" office:value="109.788329999999" calcext:value-type="float">
            <text:p>109,788329999999</text:p>
          </table:table-cell>
          <table:covered-table-cell/>
          <table:table-cell office:value-type="float" office:value="9.43517999999995" calcext:value-type="float">
            <text:p>9,43517999999995</text:p>
          </table:table-cell>
          <table:table-cell office:value-type="float" office:value="164.002076000001" calcext:value-type="float">
            <text:p>164,002076000001</text:p>
          </table:table-cell>
          <table:table-cell office:value-type="float" office:value="234.996216" calcext:value-type="float">
            <text:p>234,996216</text:p>
          </table:table-cell>
          <table:covered-table-cell/>
          <table:table-cell office:value-type="float" office:value="4.32617199999982" calcext:value-type="float">
            <text:p>4,32617199999982</text:p>
          </table:table-cell>
          <table:table-cell office:value-type="float" office:value="74.7079460000005" calcext:value-type="float">
            <text:p>74,7079460000005</text:p>
          </table:table-cell>
          <table:table-cell office:value-type="float" office:value="109.468261" calcext:value-type="float">
            <text:p>109,468261</text:p>
          </table:table-cell>
          <table:covered-table-cell/>
          <table:table-cell office:value-type="float" office:value="4.65399200000002" calcext:value-type="float">
            <text:p>4,65399200000002</text:p>
          </table:table-cell>
          <table:table-cell office:value-type="float" office:value="74.1334830000014" calcext:value-type="float">
            <text:p>74,1334830000014</text:p>
          </table:table-cell>
          <table:table-cell office:value-type="float" office:value="107.549010999999" calcext:value-type="float">
            <text:p>107,549010999999</text:p>
          </table:table-cell>
          <table:covered-table-cell/>
        </table:table-row>
        <table:table-row table:style-name="ro3">
          <table:table-cell office:value-type="float" office:value="4.06597899999997" calcext:value-type="float">
            <text:p>4,06597899999997</text:p>
          </table:table-cell>
          <table:table-cell office:value-type="float" office:value="65.8234869999997" calcext:value-type="float">
            <text:p>65,8234869999997</text:p>
          </table:table-cell>
          <table:table-cell office:value-type="float" office:value="96.5806279999997" calcext:value-type="float">
            <text:p>96,5806279999997</text:p>
          </table:table-cell>
          <table:table-cell office:value-type="float" office:value="4.27893099999983" calcext:value-type="float">
            <text:p>4,27893099999983</text:p>
          </table:table-cell>
          <table:table-cell office:value-type="float" office:value="68.6416630000003" calcext:value-type="float">
            <text:p>68,6416630000003</text:p>
          </table:table-cell>
          <table:table-cell office:value-type="float" office:value="102.131348000001" calcext:value-type="float">
            <text:p>102,131348000001</text:p>
          </table:table-cell>
          <table:covered-table-cell/>
          <table:table-cell office:value-type="float" office:value="4.90301499999987" calcext:value-type="float">
            <text:p>4,90301499999987</text:p>
          </table:table-cell>
          <table:table-cell office:value-type="float" office:value="78.3967890000004" calcext:value-type="float">
            <text:p>78,3967890000004</text:p>
          </table:table-cell>
          <table:table-cell office:value-type="float" office:value="113.191589999995" calcext:value-type="float">
            <text:p>113,191589999995</text:p>
          </table:table-cell>
          <table:covered-table-cell/>
          <table:table-cell office:value-type="float" office:value="4.11822500000017" calcext:value-type="float">
            <text:p>4,11822500000017</text:p>
          </table:table-cell>
          <table:table-cell office:value-type="float" office:value="69.9508059999989" calcext:value-type="float">
            <text:p>69,9508059999989</text:p>
          </table:table-cell>
          <table:table-cell office:value-type="float" office:value="103.006225999998" calcext:value-type="float">
            <text:p>103,006225999998</text:p>
          </table:table-cell>
          <table:covered-table-cell/>
          <table:table-cell office:value-type="float" office:value="9.88372800000025" calcext:value-type="float">
            <text:p>9,88372800000025</text:p>
          </table:table-cell>
          <table:table-cell office:value-type="float" office:value="162.459228" calcext:value-type="float">
            <text:p>162,459228</text:p>
          </table:table-cell>
          <table:table-cell office:value-type="float" office:value="237.688354999998" calcext:value-type="float">
            <text:p>237,688354999998</text:p>
          </table:table-cell>
          <table:covered-table-cell/>
          <table:table-cell office:value-type="float" office:value="4.16418500000009" calcext:value-type="float">
            <text:p>4,16418500000009</text:p>
          </table:table-cell>
          <table:table-cell office:value-type="float" office:value="77.7505499999998" calcext:value-type="float">
            <text:p>77,7505499999998</text:p>
          </table:table-cell>
          <table:table-cell office:value-type="float" office:value="111.416991999999" calcext:value-type="float">
            <text:p>111,416991999999</text:p>
          </table:table-cell>
          <table:covered-table-cell/>
          <table:table-cell office:value-type="float" office:value="4.75048899999956" calcext:value-type="float">
            <text:p>4,75048899999956</text:p>
          </table:table-cell>
          <table:table-cell office:value-type="float" office:value="75.3917849999998" calcext:value-type="float">
            <text:p>75,3917849999998</text:p>
          </table:table-cell>
          <table:table-cell office:value-type="float" office:value="108.997191999999" calcext:value-type="float">
            <text:p>108,997191999999</text:p>
          </table:table-cell>
          <table:covered-table-cell/>
        </table:table-row>
        <table:table-row table:style-name="ro3">
          <table:table-cell office:value-type="string" calcext:value-type="string" table:number-columns-spanned="6" table:number-rows-spanned="1">
            <text:p>Averages</text:p>
          </table:table-cell>
          <table:covered-table-cell table:number-columns-repeated="6"/>
          <table:table-cell table:number-columns-spanned="3" table:number-rows-spanned="1"/>
          <table:covered-table-cell table:number-columns-repeated="3"/>
          <table:table-cell table:number-columns-spanned="3" table:number-rows-spanned="1"/>
          <table:covered-table-cell table:number-columns-repeated="3"/>
          <table:table-cell table:number-columns-spanned="3" table:number-rows-spanned="1"/>
          <table:covered-table-cell table:number-columns-repeated="3"/>
          <table:table-cell table:number-columns-spanned="3" table:number-rows-spanned="1"/>
          <table:covered-table-cell table:number-columns-repeated="3"/>
          <table:table-cell table:number-columns-spanned="3" table:number-rows-spanned="1"/>
          <table:covered-table-cell table:number-columns-repeated="3"/>
        </table:table-row>
        <table:table-row table:style-name="ro3">
          <table:table-cell table:formula="of:=AVERAGE([.A4:.A28])" office:value-type="float" office:value="4.14223628000001" calcext:value-type="float">
            <text:p>4,14223628000001</text:p>
          </table:table-cell>
          <table:table-cell table:formula="of:=AVERAGE([.B4:.B28])" office:value-type="float" office:value="67.9725096" calcext:value-type="float">
            <text:p>67,9725096</text:p>
          </table:table-cell>
          <table:table-cell table:formula="of:=AVERAGE([.C4:.C28])" office:value-type="float" office:value="99.4849608799997" calcext:value-type="float">
            <text:p>99,4849608799997</text:p>
          </table:table-cell>
          <table:table-cell table:formula="of:=AVERAGE([.D4:.D28])" office:value-type="float" office:value="4.28174800000001" calcext:value-type="float">
            <text:p>4,28174800000001</text:p>
          </table:table-cell>
          <table:table-cell table:formula="of:=AVERAGE([.E4:.E28])" office:value-type="float" office:value="71.39076412" calcext:value-type="float">
            <text:p>71,39076412</text:p>
          </table:table-cell>
          <table:table-cell table:formula="of:=AVERAGE([.F4:.F28])" office:value-type="float" office:value="104.18206552" calcext:value-type="float">
            <text:p>104,18206552</text:p>
          </table:table-cell>
          <table:covered-table-cell/>
          <table:table-cell table:formula="of:=AVERAGE([.H4:.H28])" office:value-type="float" office:value="4.37842035999996" calcext:value-type="float">
            <text:p>4,37842035999996</text:p>
          </table:table-cell>
          <table:table-cell table:formula="of:=AVERAGE([.I4:.I28])" office:value-type="float" office:value="73.7024951200002" calcext:value-type="float">
            <text:p>73,7024951200002</text:p>
          </table:table-cell>
          <table:table-cell table:formula="of:=AVERAGE([.J4:.J28])" office:value-type="float" office:value="107.0845362" calcext:value-type="float">
            <text:p>107,0845362</text:p>
          </table:table-cell>
          <table:covered-table-cell/>
          <table:table-cell table:formula="of:=AVERAGE([.L4:.L28])" office:value-type="float" office:value="4.53918939999998" calcext:value-type="float">
            <text:p>4,53918939999998</text:p>
          </table:table-cell>
          <table:table-cell table:formula="of:=AVERAGE([.M4:.M28])" office:value-type="float" office:value="74.09229008" calcext:value-type="float">
            <text:p>74,09229008</text:p>
          </table:table-cell>
          <table:table-cell table:formula="of:=AVERAGE([.N4:.N28])" office:value-type="float" office:value="107.72812008" calcext:value-type="float">
            <text:p>107,72812008</text:p>
          </table:table-cell>
          <table:covered-table-cell/>
          <table:table-cell table:formula="of:=AVERAGE([.P4:.P28])" office:value-type="float" office:value="9.54831044000003" calcext:value-type="float">
            <text:p>9,54831044000003</text:p>
          </table:table-cell>
          <table:table-cell table:formula="of:=AVERAGE([.Q4:.Q28])" office:value-type="float" office:value="164.72299568" calcext:value-type="float">
            <text:p>164,72299568</text:p>
          </table:table-cell>
          <table:table-cell table:formula="of:=AVERAGE([.R4:.R28])" office:value-type="float" office:value="237.43300788" calcext:value-type="float">
            <text:p>237,43300788</text:p>
          </table:table-cell>
          <table:covered-table-cell/>
          <table:table-cell table:formula="of:=AVERAGE([.T4:.T28])" office:value-type="float" office:value="4.53520016" calcext:value-type="float">
            <text:p>4,53520016</text:p>
          </table:table-cell>
          <table:table-cell table:formula="of:=AVERAGE([.U4:.U28])" office:value-type="float" office:value="75.11705816" calcext:value-type="float">
            <text:p>75,11705816</text:p>
          </table:table-cell>
          <table:table-cell table:formula="of:=AVERAGE([.V4:.V28])" office:value-type="float" office:value="109.54278808" calcext:value-type="float">
            <text:p>109,54278808</text:p>
          </table:table-cell>
          <table:covered-table-cell/>
          <table:table-cell table:formula="of:=AVERAGE([.X4:.X28])" office:value-type="float" office:value="4.67592523999998" calcext:value-type="float">
            <text:p>4,67592523999998</text:p>
          </table:table-cell>
          <table:table-cell table:formula="of:=AVERAGE([.Y4:.Y28])" office:value-type="float" office:value="75.9625315999999" calcext:value-type="float">
            <text:p>75,9625315999999</text:p>
          </table:table-cell>
          <table:table-cell table:formula="of:=AVERAGE([.Z4:.Z28])" office:value-type="float" office:value="109.62758544" calcext:value-type="float">
            <text:p>109,62758544</text:p>
          </table:table-cell>
          <table:covered-table-cell/>
        </table:table-row>
        <table:table-row table:style-name="ro4">
          <table:table-cell table:style-name="ce1" office:value-type="string" calcext:value-type="string" table:number-columns-spanned="27" table:number-rows-spanned="1">
            <text:p>Functions</text:p>
          </table:table-cell>
          <table:covered-table-cell table:number-columns-repeated="26"/>
        </table:table-row>
        <table:table-row table:style-name="ro5">
          <table:table-cell table:number-columns-spanned="3" table:number-rows-spanned="29"/>
          <table:covered-table-cell table:number-columns-repeated="2"/>
          <table:table-cell table:style-name="ce4" office:value-type="string" calcext:value-type="string" table:number-columns-spanned="4" table:number-rows-spanned="1">
            <text:p>NoSmells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oRedSmells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oMinors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oMajor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oCritical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oBlockers</text:p>
          </table:table-cell>
          <table:covered-table-cell table:number-columns-repeated="3"/>
        </table:table-row>
        <table:table-row table:style-name="ro6">
          <table:covered-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</text:p>
          </table:table-cell>
          <table:table-cell table:style-name="ce3" office:value-type="string" calcext:value-type="string">
            <text:p>d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</text:p>
          </table:table-cell>
        </table:table-row>
        <table:table-row table:style-name="ro3">
          <table:covered-table-cell table:number-columns-repeated="3"/>
          <table:table-cell office:value-type="float" office:value="12.2548830000001" calcext:value-type="float">
            <text:p>12,2548830000001</text:p>
          </table:table-cell>
          <table:table-cell office:value-type="float" office:value="160.489745999999" calcext:value-type="float">
            <text:p>160,489745999999</text:p>
          </table:table-cell>
          <table:table-cell office:value-type="float" office:value="288.387023999996" calcext:value-type="float">
            <text:p>288,387023999996</text:p>
          </table:table-cell>
          <table:table-cell office:value-type="float" office:value="16128" calcext:value-type="float">
            <text:p>16128</text:p>
          </table:table-cell>
          <table:table-cell office:value-type="float" office:value="12.9601439999997" calcext:value-type="float">
            <text:p>12,9601439999997</text:p>
          </table:table-cell>
          <table:table-cell office:value-type="float" office:value="168.228576000001" calcext:value-type="float">
            <text:p>168,228576000001</text:p>
          </table:table-cell>
          <table:table-cell office:value-type="float" office:value="298.254210999999" calcext:value-type="float">
            <text:p>298,254210999999</text:p>
          </table:table-cell>
          <table:table-cell office:value-type="float" office:value="16595" calcext:value-type="float">
            <text:p>16595</text:p>
          </table:table-cell>
          <table:table-cell office:value-type="float" office:value="13.918091" calcext:value-type="float">
            <text:p>13,918091</text:p>
          </table:table-cell>
          <table:table-cell office:value-type="float" office:value="202.466003" calcext:value-type="float">
            <text:p>202,466003</text:p>
          </table:table-cell>
          <table:table-cell office:value-type="float" office:value="345.20581" calcext:value-type="float">
            <text:p>345,20581</text:p>
          </table:table-cell>
          <table:table-cell office:value-type="float" office:value="16937" calcext:value-type="float">
            <text:p>16937</text:p>
          </table:table-cell>
          <table:table-cell office:value-type="float" office:value="12.7536620000001" calcext:value-type="float">
            <text:p>12,7536620000001</text:p>
          </table:table-cell>
          <table:table-cell office:value-type="float" office:value="164.540466000002" calcext:value-type="float">
            <text:p>164,540466000002</text:p>
          </table:table-cell>
          <table:table-cell office:value-type="float" office:value="295.913086" calcext:value-type="float">
            <text:p>295,913086</text:p>
          </table:table-cell>
          <table:table-cell office:value-type="float" office:value="16745" calcext:value-type="float">
            <text:p>16745</text:p>
          </table:table-cell>
          <table:table-cell office:value-type="float" office:value="13.1749879999998" calcext:value-type="float">
            <text:p>13,1749879999998</text:p>
          </table:table-cell>
          <table:table-cell office:value-type="float" office:value="168.603942999998" calcext:value-type="float">
            <text:p>168,603942999998</text:p>
          </table:table-cell>
          <table:table-cell office:value-type="float" office:value="302.704955999994" calcext:value-type="float">
            <text:p>302,704955999994</text:p>
          </table:table-cell>
          <table:table-cell office:value-type="float" office:value="17144" calcext:value-type="float">
            <text:p>17144</text:p>
          </table:table-cell>
          <table:table-cell office:value-type="float" office:value="15.805237" calcext:value-type="float">
            <text:p>15,805237</text:p>
          </table:table-cell>
          <table:table-cell office:value-type="float" office:value="183.672485999999" calcext:value-type="float">
            <text:p>183,672485999999</text:p>
          </table:table-cell>
          <table:table-cell office:value-type="float" office:value="324.941832999997" calcext:value-type="float">
            <text:p>324,941832999997</text:p>
          </table:table-cell>
          <table:table-cell office:value-type="float" office:value="17329" calcext:value-type="float">
            <text:p>17329</text:p>
          </table:table-cell>
        </table:table-row>
        <table:table-row table:style-name="ro3">
          <table:covered-table-cell table:number-columns-repeated="3"/>
          <table:table-cell office:value-type="float" office:value="14.2662960000002" calcext:value-type="float">
            <text:p>14,2662960000002</text:p>
          </table:table-cell>
          <table:table-cell office:value-type="float" office:value="179.953369" calcext:value-type="float">
            <text:p>179,953369</text:p>
          </table:table-cell>
          <table:table-cell office:value-type="float" office:value="320.985291000001" calcext:value-type="float">
            <text:p>320,985291000001</text:p>
          </table:table-cell>
          <table:table-cell office:value-type="float" office:value="17445" calcext:value-type="float">
            <text:p>17445</text:p>
          </table:table-cell>
          <table:table-cell office:value-type="float" office:value="14.6591189999999" calcext:value-type="float">
            <text:p>14,6591189999999</text:p>
          </table:table-cell>
          <table:table-cell office:value-type="float" office:value="212.014464999999" calcext:value-type="float">
            <text:p>212,014464999999</text:p>
          </table:table-cell>
          <table:table-cell office:value-type="float" office:value="367.056396" calcext:value-type="float">
            <text:p>367,056396</text:p>
          </table:table-cell>
          <table:table-cell office:value-type="float" office:value="17796" calcext:value-type="float">
            <text:p>17796</text:p>
          </table:table-cell>
          <table:table-cell office:value-type="float" office:value="14.923462" calcext:value-type="float">
            <text:p>14,923462</text:p>
          </table:table-cell>
          <table:table-cell office:value-type="float" office:value="211.683533" calcext:value-type="float">
            <text:p>211,683533</text:p>
          </table:table-cell>
          <table:table-cell office:value-type="float" office:value="365.156372" calcext:value-type="float">
            <text:p>365,156372</text:p>
          </table:table-cell>
          <table:table-cell office:value-type="float" office:value="17960" calcext:value-type="float">
            <text:p>17960</text:p>
          </table:table-cell>
          <table:table-cell office:value-type="float" office:value="14.214416" calcext:value-type="float">
            <text:p>14,214416</text:p>
          </table:table-cell>
          <table:table-cell office:value-type="float" office:value="209.559753" calcext:value-type="float">
            <text:p>209,559753</text:p>
          </table:table-cell>
          <table:table-cell office:value-type="float" office:value="356.874817" calcext:value-type="float">
            <text:p>356,874817</text:p>
          </table:table-cell>
          <table:table-cell office:value-type="float" office:value="17000" calcext:value-type="float">
            <text:p>17000</text:p>
          </table:table-cell>
          <table:table-cell office:value-type="float" office:value="18.0747680000004" calcext:value-type="float">
            <text:p>18,0747680000004</text:p>
          </table:table-cell>
          <table:table-cell office:value-type="float" office:value="229.866760000001" calcext:value-type="float">
            <text:p>229,866760000001</text:p>
          </table:table-cell>
          <table:table-cell office:value-type="float" office:value="387.274657999998" calcext:value-type="float">
            <text:p>387,274657999998</text:p>
          </table:table-cell>
          <table:table-cell office:value-type="float" office:value="17991" calcext:value-type="float">
            <text:p>17991</text:p>
          </table:table-cell>
          <table:table-cell office:value-type="float" office:value="15.679871" calcext:value-type="float">
            <text:p>15,679871</text:p>
          </table:table-cell>
          <table:table-cell office:value-type="float" office:value="228.100891" calcext:value-type="float">
            <text:p>228,100891</text:p>
          </table:table-cell>
          <table:table-cell office:value-type="float" office:value="392.212646" calcext:value-type="float">
            <text:p>392,212646</text:p>
          </table:table-cell>
          <table:table-cell office:value-type="float" office:value="17892" calcext:value-type="float">
            <text:p>17892</text:p>
          </table:table-cell>
        </table:table-row>
        <table:table-row table:style-name="ro3">
          <table:covered-table-cell table:number-columns-repeated="3"/>
          <table:table-cell office:value-type="float" office:value="13.865906" calcext:value-type="float">
            <text:p>13,865906</text:p>
          </table:table-cell>
          <table:table-cell office:value-type="float" office:value="172.599732" calcext:value-type="float">
            <text:p>172,599732</text:p>
          </table:table-cell>
          <table:table-cell office:value-type="float" office:value="306.220031000001" calcext:value-type="float">
            <text:p>306,220031000001</text:p>
          </table:table-cell>
          <table:table-cell office:value-type="float" office:value="17025" calcext:value-type="float">
            <text:p>17025</text:p>
          </table:table-cell>
          <table:table-cell office:value-type="float" office:value="14.861328" calcext:value-type="float">
            <text:p>14,861328</text:p>
          </table:table-cell>
          <table:table-cell office:value-type="float" office:value="211.269897999999" calcext:value-type="float">
            <text:p>211,269897999999</text:p>
          </table:table-cell>
          <table:table-cell office:value-type="float" office:value="366.738037000003" calcext:value-type="float">
            <text:p>366,738037000003</text:p>
          </table:table-cell>
          <table:table-cell office:value-type="float" office:value="17911" calcext:value-type="float">
            <text:p>17911</text:p>
          </table:table-cell>
          <table:table-cell office:value-type="float" office:value="15.076904" calcext:value-type="float">
            <text:p>15,076904</text:p>
          </table:table-cell>
          <table:table-cell office:value-type="float" office:value="217.893737" calcext:value-type="float">
            <text:p>217,893737</text:p>
          </table:table-cell>
          <table:table-cell office:value-type="float" office:value="372.424195" calcext:value-type="float">
            <text:p>372,424195</text:p>
          </table:table-cell>
          <table:table-cell office:value-type="float" office:value="17750" calcext:value-type="float">
            <text:p>17750</text:p>
          </table:table-cell>
          <table:table-cell office:value-type="float" office:value="14.218689" calcext:value-type="float">
            <text:p>14,218689</text:p>
          </table:table-cell>
          <table:table-cell office:value-type="float" office:value="213.251648" calcext:value-type="float">
            <text:p>213,251648</text:p>
          </table:table-cell>
          <table:table-cell office:value-type="float" office:value="371.706177" calcext:value-type="float">
            <text:p>371,706177</text:p>
          </table:table-cell>
          <table:table-cell office:value-type="float" office:value="17523" calcext:value-type="float">
            <text:p>17523</text:p>
          </table:table-cell>
          <table:table-cell office:value-type="float" office:value="17.0612179999998" calcext:value-type="float">
            <text:p>17,0612179999998</text:p>
          </table:table-cell>
          <table:table-cell office:value-type="float" office:value="226.112853999999" calcext:value-type="float">
            <text:p>226,112853999999</text:p>
          </table:table-cell>
          <table:table-cell office:value-type="float" office:value="380.688843" calcext:value-type="float">
            <text:p>380,688843</text:p>
          </table:table-cell>
          <table:table-cell office:value-type="float" office:value="17976" calcext:value-type="float">
            <text:p>17976</text:p>
          </table:table-cell>
          <table:table-cell office:value-type="float" office:value="14.940979" calcext:value-type="float">
            <text:p>14,940979</text:p>
          </table:table-cell>
          <table:table-cell office:value-type="float" office:value="224.117371" calcext:value-type="float">
            <text:p>224,117371</text:p>
          </table:table-cell>
          <table:table-cell office:value-type="float" office:value="379.569275" calcext:value-type="float">
            <text:p>379,569275</text:p>
          </table:table-cell>
          <table:table-cell office:value-type="float" office:value="17470" calcext:value-type="float">
            <text:p>17470</text:p>
          </table:table-cell>
        </table:table-row>
        <table:table-row table:style-name="ro3">
          <table:covered-table-cell table:number-columns-repeated="3"/>
          <table:table-cell office:value-type="float" office:value="13.2100829999999" calcext:value-type="float">
            <text:p>13,2100829999999</text:p>
          </table:table-cell>
          <table:table-cell office:value-type="float" office:value="162.22284" calcext:value-type="float">
            <text:p>162,22284</text:p>
          </table:table-cell>
          <table:table-cell office:value-type="float" office:value="289.159058000001" calcext:value-type="float">
            <text:p>289,159058000001</text:p>
          </table:table-cell>
          <table:table-cell office:value-type="float" office:value="15611" calcext:value-type="float">
            <text:p>15611</text:p>
          </table:table-cell>
          <table:table-cell office:value-type="float" office:value="14.7029419999999" calcext:value-type="float">
            <text:p>14,7029419999999</text:p>
          </table:table-cell>
          <table:table-cell office:value-type="float" office:value="213.759887" calcext:value-type="float">
            <text:p>213,759887</text:p>
          </table:table-cell>
          <table:table-cell office:value-type="float" office:value="366.47107" calcext:value-type="float">
            <text:p>366,47107</text:p>
          </table:table-cell>
          <table:table-cell office:value-type="float" office:value="17659" calcext:value-type="float">
            <text:p>17659</text:p>
          </table:table-cell>
          <table:table-cell office:value-type="float" office:value="14.53241" calcext:value-type="float">
            <text:p>14,53241</text:p>
          </table:table-cell>
          <table:table-cell office:value-type="float" office:value="215.095093" calcext:value-type="float">
            <text:p>215,095093</text:p>
          </table:table-cell>
          <table:table-cell office:value-type="float" office:value="368.606751" calcext:value-type="float">
            <text:p>368,606751</text:p>
          </table:table-cell>
          <table:table-cell office:value-type="float" office:value="17559" calcext:value-type="float">
            <text:p>17559</text:p>
          </table:table-cell>
          <table:table-cell office:value-type="float" office:value="13.571167" calcext:value-type="float">
            <text:p>13,571167</text:p>
          </table:table-cell>
          <table:table-cell office:value-type="float" office:value="199.073242" calcext:value-type="float">
            <text:p>199,073242</text:p>
          </table:table-cell>
          <table:table-cell office:value-type="float" office:value="344.315918" calcext:value-type="float">
            <text:p>344,315918</text:p>
          </table:table-cell>
          <table:table-cell office:value-type="float" office:value="16398" calcext:value-type="float">
            <text:p>16398</text:p>
          </table:table-cell>
          <table:table-cell office:value-type="float" office:value="16.606628" calcext:value-type="float">
            <text:p>16,606628</text:p>
          </table:table-cell>
          <table:table-cell office:value-type="float" office:value="218.713562000001" calcext:value-type="float">
            <text:p>218,713562000001</text:p>
          </table:table-cell>
          <table:table-cell office:value-type="float" office:value="368.415832999999" calcext:value-type="float">
            <text:p>368,415832999999</text:p>
          </table:table-cell>
          <table:table-cell office:value-type="float" office:value="17898" calcext:value-type="float">
            <text:p>17898</text:p>
          </table:table-cell>
          <table:table-cell office:value-type="float" office:value="16.3221430000001" calcext:value-type="float">
            <text:p>16,3221430000001</text:p>
          </table:table-cell>
          <table:table-cell office:value-type="float" office:value="219.258728000001" calcext:value-type="float">
            <text:p>219,258728000001</text:p>
          </table:table-cell>
          <table:table-cell office:value-type="float" office:value="373.195556999999" calcext:value-type="float">
            <text:p>373,195556999999</text:p>
          </table:table-cell>
          <table:table-cell office:value-type="float" office:value="18047" calcext:value-type="float">
            <text:p>18047</text:p>
          </table:table-cell>
        </table:table-row>
        <table:table-row table:style-name="ro3">
          <table:covered-table-cell table:number-columns-repeated="3"/>
          <table:table-cell office:value-type="float" office:value="13.769714" calcext:value-type="float">
            <text:p>13,769714</text:p>
          </table:table-cell>
          <table:table-cell office:value-type="float" office:value="170.309388" calcext:value-type="float">
            <text:p>170,309388</text:p>
          </table:table-cell>
          <table:table-cell office:value-type="float" office:value="303.418884000001" calcext:value-type="float">
            <text:p>303,418884000001</text:p>
          </table:table-cell>
          <table:table-cell office:value-type="float" office:value="16797" calcext:value-type="float">
            <text:p>16797</text:p>
          </table:table-cell>
          <table:table-cell office:value-type="float" office:value="14.6682129999999" calcext:value-type="float">
            <text:p>14,6682129999999</text:p>
          </table:table-cell>
          <table:table-cell office:value-type="float" office:value="208.997070000001" calcext:value-type="float">
            <text:p>208,997070000001</text:p>
          </table:table-cell>
          <table:table-cell office:value-type="float" office:value="363.130066000002" calcext:value-type="float">
            <text:p>363,130066000002</text:p>
          </table:table-cell>
          <table:table-cell office:value-type="float" office:value="17822" calcext:value-type="float">
            <text:p>17822</text:p>
          </table:table-cell>
          <table:table-cell office:value-type="float" office:value="14.7504270000001" calcext:value-type="float">
            <text:p>14,7504270000001</text:p>
          </table:table-cell>
          <table:table-cell office:value-type="float" office:value="214.657593" calcext:value-type="float">
            <text:p>214,657593</text:p>
          </table:table-cell>
          <table:table-cell office:value-type="float" office:value="370.605957" calcext:value-type="float">
            <text:p>370,605957</text:p>
          </table:table-cell>
          <table:table-cell office:value-type="float" office:value="17722" calcext:value-type="float">
            <text:p>17722</text:p>
          </table:table-cell>
          <table:table-cell office:value-type="float" office:value="15.529297" calcext:value-type="float">
            <text:p>15,529297</text:p>
          </table:table-cell>
          <table:table-cell office:value-type="float" office:value="222.423339" calcext:value-type="float">
            <text:p>222,423339</text:p>
          </table:table-cell>
          <table:table-cell office:value-type="float" office:value="384.61737" calcext:value-type="float">
            <text:p>384,61737</text:p>
          </table:table-cell>
          <table:table-cell office:value-type="float" office:value="17833" calcext:value-type="float">
            <text:p>17833</text:p>
          </table:table-cell>
          <table:table-cell office:value-type="float" office:value="16.3970329999997" calcext:value-type="float">
            <text:p>16,3970329999997</text:p>
          </table:table-cell>
          <table:table-cell office:value-type="float" office:value="217.604126" calcext:value-type="float">
            <text:p>217,604126</text:p>
          </table:table-cell>
          <table:table-cell office:value-type="float" office:value="371.927611999999" calcext:value-type="float">
            <text:p>371,927611999999</text:p>
          </table:table-cell>
          <table:table-cell office:value-type="float" office:value="18011" calcext:value-type="float">
            <text:p>18011</text:p>
          </table:table-cell>
          <table:table-cell office:value-type="float" office:value="15.9862059999996" calcext:value-type="float">
            <text:p>15,9862059999996</text:p>
          </table:table-cell>
          <table:table-cell office:value-type="float" office:value="213.849853" calcext:value-type="float">
            <text:p>213,849853</text:p>
          </table:table-cell>
          <table:table-cell office:value-type="float" office:value="366.354309" calcext:value-type="float">
            <text:p>366,354309</text:p>
          </table:table-cell>
          <table:table-cell office:value-type="float" office:value="17714" calcext:value-type="float">
            <text:p>17714</text:p>
          </table:table-cell>
        </table:table-row>
        <table:table-row table:style-name="ro3">
          <table:covered-table-cell table:number-columns-repeated="3"/>
          <table:table-cell office:value-type="float" office:value="15.378784" calcext:value-type="float">
            <text:p>15,378784</text:p>
          </table:table-cell>
          <table:table-cell office:value-type="float" office:value="220.015503" calcext:value-type="float">
            <text:p>220,015503</text:p>
          </table:table-cell>
          <table:table-cell office:value-type="float" office:value="378.310608" calcext:value-type="float">
            <text:p>378,310608</text:p>
          </table:table-cell>
          <table:table-cell office:value-type="float" office:value="17982" calcext:value-type="float">
            <text:p>17982</text:p>
          </table:table-cell>
          <table:table-cell office:value-type="float" office:value="15.0288690000002" calcext:value-type="float">
            <text:p>15,0288690000002</text:p>
          </table:table-cell>
          <table:table-cell office:value-type="float" office:value="212.456787999999" calcext:value-type="float">
            <text:p>212,456787999999</text:p>
          </table:table-cell>
          <table:table-cell office:value-type="float" office:value="365.254150000001" calcext:value-type="float">
            <text:p>365,254150000001</text:p>
          </table:table-cell>
          <table:table-cell office:value-type="float" office:value="17846" calcext:value-type="float">
            <text:p>17846</text:p>
          </table:table-cell>
          <table:table-cell office:value-type="float" office:value="14.874329" calcext:value-type="float">
            <text:p>14,874329</text:p>
          </table:table-cell>
          <table:table-cell office:value-type="float" office:value="214.484741" calcext:value-type="float">
            <text:p>214,484741</text:p>
          </table:table-cell>
          <table:table-cell office:value-type="float" office:value="369.866455" calcext:value-type="float">
            <text:p>369,866455</text:p>
          </table:table-cell>
          <table:table-cell office:value-type="float" office:value="17865" calcext:value-type="float">
            <text:p>17865</text:p>
          </table:table-cell>
          <table:table-cell office:value-type="float" office:value="14.09668" calcext:value-type="float">
            <text:p>14,09668</text:p>
          </table:table-cell>
          <table:table-cell office:value-type="float" office:value="212.03833" calcext:value-type="float">
            <text:p>212,03833</text:p>
          </table:table-cell>
          <table:table-cell office:value-type="float" office:value="366.575501" calcext:value-type="float">
            <text:p>366,575501</text:p>
          </table:table-cell>
          <table:table-cell office:value-type="float" office:value="17249" calcext:value-type="float">
            <text:p>17249</text:p>
          </table:table-cell>
          <table:table-cell office:value-type="float" office:value="16.6755980000003" calcext:value-type="float">
            <text:p>16,6755980000003</text:p>
          </table:table-cell>
          <table:table-cell office:value-type="float" office:value="219.803528" calcext:value-type="float">
            <text:p>219,803528</text:p>
          </table:table-cell>
          <table:table-cell office:value-type="float" office:value="372.158019999999" calcext:value-type="float">
            <text:p>372,158019999999</text:p>
          </table:table-cell>
          <table:table-cell office:value-type="float" office:value="18049" calcext:value-type="float">
            <text:p>18049</text:p>
          </table:table-cell>
          <table:table-cell office:value-type="float" office:value="17.9990229999999" calcext:value-type="float">
            <text:p>17,9990229999999</text:p>
          </table:table-cell>
          <table:table-cell office:value-type="float" office:value="239.463562" calcext:value-type="float">
            <text:p>239,463562</text:p>
          </table:table-cell>
          <table:table-cell office:value-type="float" office:value="390.009278000001" calcext:value-type="float">
            <text:p>390,009278000001</text:p>
          </table:table-cell>
          <table:table-cell office:value-type="float" office:value="17699" calcext:value-type="float">
            <text:p>17699</text:p>
          </table:table-cell>
        </table:table-row>
        <table:table-row table:style-name="ro3">
          <table:covered-table-cell table:number-columns-repeated="3"/>
          <table:table-cell office:value-type="float" office:value="15.595459" calcext:value-type="float">
            <text:p>15,595459</text:p>
          </table:table-cell>
          <table:table-cell office:value-type="float" office:value="220.828979" calcext:value-type="float">
            <text:p>220,828979</text:p>
          </table:table-cell>
          <table:table-cell office:value-type="float" office:value="376.058044" calcext:value-type="float">
            <text:p>376,058044</text:p>
          </table:table-cell>
          <table:table-cell office:value-type="float" office:value="17827" calcext:value-type="float">
            <text:p>17827</text:p>
          </table:table-cell>
          <table:table-cell office:value-type="float" office:value="14.8333130000001" calcext:value-type="float">
            <text:p>14,8333130000001</text:p>
          </table:table-cell>
          <table:table-cell office:value-type="float" office:value="217.477051" calcext:value-type="float">
            <text:p>217,477051</text:p>
          </table:table-cell>
          <table:table-cell office:value-type="float" office:value="373.980225000003" calcext:value-type="float">
            <text:p>373,980225000003</text:p>
          </table:table-cell>
          <table:table-cell office:value-type="float" office:value="17951" calcext:value-type="float">
            <text:p>17951</text:p>
          </table:table-cell>
          <table:table-cell office:value-type="float" office:value="15.008179" calcext:value-type="float">
            <text:p>15,008179</text:p>
          </table:table-cell>
          <table:table-cell office:value-type="float" office:value="216.754151" calcext:value-type="float">
            <text:p>216,754151</text:p>
          </table:table-cell>
          <table:table-cell office:value-type="float" office:value="370.288269" calcext:value-type="float">
            <text:p>370,288269</text:p>
          </table:table-cell>
          <table:table-cell office:value-type="float" office:value="17848" calcext:value-type="float">
            <text:p>17848</text:p>
          </table:table-cell>
          <table:table-cell office:value-type="float" office:value="14.5519409999999" calcext:value-type="float">
            <text:p>14,5519409999999</text:p>
          </table:table-cell>
          <table:table-cell office:value-type="float" office:value="215.972534" calcext:value-type="float">
            <text:p>215,972534</text:p>
          </table:table-cell>
          <table:table-cell office:value-type="float" office:value="374.86267" calcext:value-type="float">
            <text:p>374,86267</text:p>
          </table:table-cell>
          <table:table-cell office:value-type="float" office:value="17850" calcext:value-type="float">
            <text:p>17850</text:p>
          </table:table-cell>
          <table:table-cell office:value-type="float" office:value="16.2176519999998" calcext:value-type="float">
            <text:p>16,2176519999998</text:p>
          </table:table-cell>
          <table:table-cell office:value-type="float" office:value="216.054687" calcext:value-type="float">
            <text:p>216,054687</text:p>
          </table:table-cell>
          <table:table-cell office:value-type="float" office:value="365.853515000003" calcext:value-type="float">
            <text:p>365,853515000003</text:p>
          </table:table-cell>
          <table:table-cell office:value-type="float" office:value="17608" calcext:value-type="float">
            <text:p>17608</text:p>
          </table:table-cell>
          <table:table-cell office:value-type="float" office:value="16.8051759999998" calcext:value-type="float">
            <text:p>16,8051759999998</text:p>
          </table:table-cell>
          <table:table-cell office:value-type="float" office:value="226.562805" calcext:value-type="float">
            <text:p>226,562805</text:p>
          </table:table-cell>
          <table:table-cell office:value-type="float" office:value="379.911254999999" calcext:value-type="float">
            <text:p>379,911254999999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3">
          <table:covered-table-cell table:number-columns-repeated="3"/>
          <table:table-cell office:value-type="float" office:value="13.719238" calcext:value-type="float">
            <text:p>13,719238</text:p>
          </table:table-cell>
          <table:table-cell office:value-type="float" office:value="204.858155" calcext:value-type="float">
            <text:p>204,858155</text:p>
          </table:table-cell>
          <table:table-cell office:value-type="float" office:value="349.33136" calcext:value-type="float">
            <text:p>349,33136</text:p>
          </table:table-cell>
          <table:table-cell office:value-type="float" office:value="16223" calcext:value-type="float">
            <text:p>16223</text:p>
          </table:table-cell>
          <table:table-cell office:value-type="float" office:value="14.5604250000001" calcext:value-type="float">
            <text:p>14,5604250000001</text:p>
          </table:table-cell>
          <table:table-cell office:value-type="float" office:value="211.690734" calcext:value-type="float">
            <text:p>211,690734</text:p>
          </table:table-cell>
          <table:table-cell office:value-type="float" office:value="365.478209999997" calcext:value-type="float">
            <text:p>365,478209999997</text:p>
          </table:table-cell>
          <table:table-cell office:value-type="float" office:value="17649" calcext:value-type="float">
            <text:p>17649</text:p>
          </table:table-cell>
          <table:table-cell office:value-type="float" office:value="14.78418" calcext:value-type="float">
            <text:p>14,78418</text:p>
          </table:table-cell>
          <table:table-cell office:value-type="float" office:value="213.253174" calcext:value-type="float">
            <text:p>213,253174</text:p>
          </table:table-cell>
          <table:table-cell office:value-type="float" office:value="365.927857" calcext:value-type="float">
            <text:p>365,927857</text:p>
          </table:table-cell>
          <table:table-cell office:value-type="float" office:value="17667" calcext:value-type="float">
            <text:p>17667</text:p>
          </table:table-cell>
          <table:table-cell office:value-type="float" office:value="13.4047849999999" calcext:value-type="float">
            <text:p>13,4047849999999</text:p>
          </table:table-cell>
          <table:table-cell office:value-type="float" office:value="197.775879" calcext:value-type="float">
            <text:p>197,775879</text:p>
          </table:table-cell>
          <table:table-cell office:value-type="float" office:value="343.58844" calcext:value-type="float">
            <text:p>343,58844</text:p>
          </table:table-cell>
          <table:table-cell office:value-type="float" office:value="15989" calcext:value-type="float">
            <text:p>15989</text:p>
          </table:table-cell>
          <table:table-cell office:value-type="float" office:value="17.3993529999998" calcext:value-type="float">
            <text:p>17,3993529999998</text:p>
          </table:table-cell>
          <table:table-cell office:value-type="float" office:value="224.779480000001" calcext:value-type="float">
            <text:p>224,779480000001</text:p>
          </table:table-cell>
          <table:table-cell office:value-type="float" office:value="383.905334999999" calcext:value-type="float">
            <text:p>383,905334999999</text:p>
          </table:table-cell>
          <table:table-cell office:value-type="float" office:value="18582" calcext:value-type="float">
            <text:p>18582</text:p>
          </table:table-cell>
          <table:table-cell office:value-type="float" office:value="16.7084960000002" calcext:value-type="float">
            <text:p>16,7084960000002</text:p>
          </table:table-cell>
          <table:table-cell office:value-type="float" office:value="224.093567" calcext:value-type="float">
            <text:p>224,093567</text:p>
          </table:table-cell>
          <table:table-cell office:value-type="float" office:value="378.595153999999" calcext:value-type="float">
            <text:p>378,595153999999</text:p>
          </table:table-cell>
          <table:table-cell office:value-type="float" office:value="18045" calcext:value-type="float">
            <text:p>18045</text:p>
          </table:table-cell>
        </table:table-row>
        <table:table-row table:style-name="ro3">
          <table:covered-table-cell table:number-columns-repeated="3"/>
          <table:table-cell office:value-type="float" office:value="14.623902" calcext:value-type="float">
            <text:p>14,623902</text:p>
          </table:table-cell>
          <table:table-cell office:value-type="float" office:value="212.116699" calcext:value-type="float">
            <text:p>212,116699</text:p>
          </table:table-cell>
          <table:table-cell office:value-type="float" office:value="369.197448999999" calcext:value-type="float">
            <text:p>369,197448999999</text:p>
          </table:table-cell>
          <table:table-cell office:value-type="float" office:value="17840" calcext:value-type="float">
            <text:p>17840</text:p>
          </table:table-cell>
          <table:table-cell office:value-type="float" office:value="15.2874139999999" calcext:value-type="float">
            <text:p>15,2874139999999</text:p>
          </table:table-cell>
          <table:table-cell office:value-type="float" office:value="220.810425000001" calcext:value-type="float">
            <text:p>220,810425000001</text:p>
          </table:table-cell>
          <table:table-cell office:value-type="float" office:value="380.925477000001" calcext:value-type="float">
            <text:p>380,925477000001</text:p>
          </table:table-cell>
          <table:table-cell office:value-type="float" office:value="18227" calcext:value-type="float">
            <text:p>18227</text:p>
          </table:table-cell>
          <table:table-cell office:value-type="float" office:value="15.629334" calcext:value-type="float">
            <text:p>15,629334</text:p>
          </table:table-cell>
          <table:table-cell office:value-type="float" office:value="221.012573" calcext:value-type="float">
            <text:p>221,012573</text:p>
          </table:table-cell>
          <table:table-cell office:value-type="float" office:value="373.172667999999" calcext:value-type="float">
            <text:p>373,172667999999</text:p>
          </table:table-cell>
          <table:table-cell office:value-type="float" office:value="17991" calcext:value-type="float">
            <text:p>17991</text:p>
          </table:table-cell>
          <table:table-cell office:value-type="float" office:value="15.3381340000001" calcext:value-type="float">
            <text:p>15,3381340000001</text:p>
          </table:table-cell>
          <table:table-cell office:value-type="float" office:value="213.495361" calcext:value-type="float">
            <text:p>213,495361</text:p>
          </table:table-cell>
          <table:table-cell office:value-type="float" office:value="365.929077" calcext:value-type="float">
            <text:p>365,929077</text:p>
          </table:table-cell>
          <table:table-cell office:value-type="float" office:value="17614" calcext:value-type="float">
            <text:p>17614</text:p>
          </table:table-cell>
          <table:table-cell office:value-type="float" office:value="17.8991699999997" calcext:value-type="float">
            <text:p>17,8991699999997</text:p>
          </table:table-cell>
          <table:table-cell office:value-type="float" office:value="222.359924999999" calcext:value-type="float">
            <text:p>222,359924999999</text:p>
          </table:table-cell>
          <table:table-cell office:value-type="float" office:value="374.045593999999" calcext:value-type="float">
            <text:p>374,045593999999</text:p>
          </table:table-cell>
          <table:table-cell office:value-type="float" office:value="18066" calcext:value-type="float">
            <text:p>18066</text:p>
          </table:table-cell>
          <table:table-cell office:value-type="float" office:value="16.2828369999997" calcext:value-type="float">
            <text:p>16,2828369999997</text:p>
          </table:table-cell>
          <table:table-cell office:value-type="float" office:value="222.508057000001" calcext:value-type="float">
            <text:p>222,508057000001</text:p>
          </table:table-cell>
          <table:table-cell office:value-type="float" office:value="376.765381000001" calcext:value-type="float">
            <text:p>376,765381000001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3">
          <table:covered-table-cell table:number-columns-repeated="3"/>
          <table:table-cell office:value-type="float" office:value="14.744751" calcext:value-type="float">
            <text:p>14,744751</text:p>
          </table:table-cell>
          <table:table-cell office:value-type="float" office:value="219.056946" calcext:value-type="float">
            <text:p>219,056946</text:p>
          </table:table-cell>
          <table:table-cell office:value-type="float" office:value="376.207702" calcext:value-type="float">
            <text:p>376,207702</text:p>
          </table:table-cell>
          <table:table-cell office:value-type="float" office:value="17580" calcext:value-type="float">
            <text:p>17580</text:p>
          </table:table-cell>
          <table:table-cell office:value-type="float" office:value="15.2943110000001" calcext:value-type="float">
            <text:p>15,2943110000001</text:p>
          </table:table-cell>
          <table:table-cell office:value-type="float" office:value="219.193603" calcext:value-type="float">
            <text:p>219,193603</text:p>
          </table:table-cell>
          <table:table-cell office:value-type="float" office:value="375.219298999997" calcext:value-type="float">
            <text:p>375,219298999997</text:p>
          </table:table-cell>
          <table:table-cell office:value-type="float" office:value="18139" calcext:value-type="float">
            <text:p>18139</text:p>
          </table:table-cell>
          <table:table-cell office:value-type="float" office:value="14.8146360000001" calcext:value-type="float">
            <text:p>14,8146360000001</text:p>
          </table:table-cell>
          <table:table-cell office:value-type="float" office:value="218.195984" calcext:value-type="float">
            <text:p>218,195984</text:p>
          </table:table-cell>
          <table:table-cell office:value-type="float" office:value="371.628357000001" calcext:value-type="float">
            <text:p>371,628357000001</text:p>
          </table:table-cell>
          <table:table-cell office:value-type="float" office:value="17729" calcext:value-type="float">
            <text:p>17729</text:p>
          </table:table-cell>
          <table:table-cell office:value-type="float" office:value="16.111145" calcext:value-type="float">
            <text:p>16,111145</text:p>
          </table:table-cell>
          <table:table-cell office:value-type="float" office:value="224.138183" calcext:value-type="float">
            <text:p>224,138183</text:p>
          </table:table-cell>
          <table:table-cell office:value-type="float" office:value="385.576904" calcext:value-type="float">
            <text:p>385,576904</text:p>
          </table:table-cell>
          <table:table-cell office:value-type="float" office:value="17809" calcext:value-type="float">
            <text:p>17809</text:p>
          </table:table-cell>
          <table:table-cell office:value-type="float" office:value="16.757019" calcext:value-type="float">
            <text:p>16,757019</text:p>
          </table:table-cell>
          <table:table-cell office:value-type="float" office:value="237.082275" calcext:value-type="float">
            <text:p>237,082275</text:p>
          </table:table-cell>
          <table:table-cell office:value-type="float" office:value="399.348755" calcext:value-type="float">
            <text:p>399,348755</text:p>
          </table:table-cell>
          <table:table-cell office:value-type="float" office:value="18155" calcext:value-type="float">
            <text:p>18155</text:p>
          </table:table-cell>
          <table:table-cell office:value-type="float" office:value="15.9782100000002" calcext:value-type="float">
            <text:p>15,9782100000002</text:p>
          </table:table-cell>
          <table:table-cell office:value-type="float" office:value="213.919739000001" calcext:value-type="float">
            <text:p>213,919739000001</text:p>
          </table:table-cell>
          <table:table-cell office:value-type="float" office:value="364.532714999998" calcext:value-type="float">
            <text:p>364,532714999998</text:p>
          </table:table-cell>
          <table:table-cell office:value-type="float" office:value="17513" calcext:value-type="float">
            <text:p>17513</text:p>
          </table:table-cell>
        </table:table-row>
        <table:table-row table:style-name="ro3">
          <table:covered-table-cell table:number-columns-repeated="3"/>
          <table:table-cell office:value-type="float" office:value="14.9556270000001" calcext:value-type="float">
            <text:p>14,9556270000001</text:p>
          </table:table-cell>
          <table:table-cell office:value-type="float" office:value="218.630798" calcext:value-type="float">
            <text:p>218,630798</text:p>
          </table:table-cell>
          <table:table-cell office:value-type="float" office:value="375.808105" calcext:value-type="float">
            <text:p>375,808105</text:p>
          </table:table-cell>
          <table:table-cell office:value-type="float" office:value="18069" calcext:value-type="float">
            <text:p>18069</text:p>
          </table:table-cell>
          <table:table-cell office:value-type="float" office:value="15.7496340000002" calcext:value-type="float">
            <text:p>15,7496340000002</text:p>
          </table:table-cell>
          <table:table-cell office:value-type="float" office:value="214.241760999999" calcext:value-type="float">
            <text:p>214,241760999999</text:p>
          </table:table-cell>
          <table:table-cell office:value-type="float" office:value="367.946595000001" calcext:value-type="float">
            <text:p>367,946595000001</text:p>
          </table:table-cell>
          <table:table-cell office:value-type="float" office:value="17479" calcext:value-type="float">
            <text:p>17479</text:p>
          </table:table-cell>
          <table:table-cell office:value-type="float" office:value="14.876403" calcext:value-type="float">
            <text:p>14,876403</text:p>
          </table:table-cell>
          <table:table-cell office:value-type="float" office:value="218.951539" calcext:value-type="float">
            <text:p>218,951539</text:p>
          </table:table-cell>
          <table:table-cell office:value-type="float" office:value="376.803711" calcext:value-type="float">
            <text:p>376,803711</text:p>
          </table:table-cell>
          <table:table-cell office:value-type="float" office:value="17826" calcext:value-type="float">
            <text:p>17826</text:p>
          </table:table-cell>
          <table:table-cell office:value-type="float" office:value="14.624634" calcext:value-type="float">
            <text:p>14,624634</text:p>
          </table:table-cell>
          <table:table-cell office:value-type="float" office:value="219.193848" calcext:value-type="float">
            <text:p>219,193848</text:p>
          </table:table-cell>
          <table:table-cell office:value-type="float" office:value="376.960083" calcext:value-type="float">
            <text:p>376,960083</text:p>
          </table:table-cell>
          <table:table-cell office:value-type="float" office:value="17717" calcext:value-type="float">
            <text:p>17717</text:p>
          </table:table-cell>
          <table:table-cell office:value-type="float" office:value="14.850403" calcext:value-type="float">
            <text:p>14,850403</text:p>
          </table:table-cell>
          <table:table-cell office:value-type="float" office:value="225.833802" calcext:value-type="float">
            <text:p>225,833802</text:p>
          </table:table-cell>
          <table:table-cell office:value-type="float" office:value="386.807861" calcext:value-type="float">
            <text:p>386,807861</text:p>
          </table:table-cell>
          <table:table-cell office:value-type="float" office:value="17852" calcext:value-type="float">
            <text:p>17852</text:p>
          </table:table-cell>
          <table:table-cell office:value-type="float" office:value="19.039123" calcext:value-type="float">
            <text:p>19,039123</text:p>
          </table:table-cell>
          <table:table-cell office:value-type="float" office:value="234.972594999999" calcext:value-type="float">
            <text:p>234,972594999999</text:p>
          </table:table-cell>
          <table:table-cell office:value-type="float" office:value="399.406310999999" calcext:value-type="float">
            <text:p>399,406310999999</text:p>
          </table:table-cell>
          <table:table-cell office:value-type="float" office:value="18345" calcext:value-type="float">
            <text:p>18345</text:p>
          </table:table-cell>
        </table:table-row>
        <table:table-row table:style-name="ro3">
          <table:covered-table-cell table:number-columns-repeated="3"/>
          <table:table-cell office:value-type="float" office:value="15.093933" calcext:value-type="float">
            <text:p>15,093933</text:p>
          </table:table-cell>
          <table:table-cell office:value-type="float" office:value="222.39862" calcext:value-type="float">
            <text:p>222,39862</text:p>
          </table:table-cell>
          <table:table-cell office:value-type="float" office:value="379.474792" calcext:value-type="float">
            <text:p>379,474792</text:p>
          </table:table-cell>
          <table:table-cell office:value-type="float" office:value="17956" calcext:value-type="float">
            <text:p>17956</text:p>
          </table:table-cell>
          <table:table-cell office:value-type="float" office:value="17.2948610000003" calcext:value-type="float">
            <text:p>17,2948610000003</text:p>
          </table:table-cell>
          <table:table-cell office:value-type="float" office:value="226.616942999999" calcext:value-type="float">
            <text:p>226,616942999999</text:p>
          </table:table-cell>
          <table:table-cell office:value-type="float" office:value="388.834900000002" calcext:value-type="float">
            <text:p>388,834900000002</text:p>
          </table:table-cell>
          <table:table-cell office:value-type="float" office:value="18289" calcext:value-type="float">
            <text:p>18289</text:p>
          </table:table-cell>
          <table:table-cell office:value-type="float" office:value="15.9780879999998" calcext:value-type="float">
            <text:p>15,9780879999998</text:p>
          </table:table-cell>
          <table:table-cell office:value-type="float" office:value="222.364807" calcext:value-type="float">
            <text:p>222,364807</text:p>
          </table:table-cell>
          <table:table-cell office:value-type="float" office:value="379.983826" calcext:value-type="float">
            <text:p>379,983826</text:p>
          </table:table-cell>
          <table:table-cell office:value-type="float" office:value="17983" calcext:value-type="float">
            <text:p>17983</text:p>
          </table:table-cell>
          <table:table-cell office:value-type="float" office:value="14.5829470000001" calcext:value-type="float">
            <text:p>14,5829470000001</text:p>
          </table:table-cell>
          <table:table-cell office:value-type="float" office:value="214.532593" calcext:value-type="float">
            <text:p>214,532593</text:p>
          </table:table-cell>
          <table:table-cell office:value-type="float" office:value="372.669739000001" calcext:value-type="float">
            <text:p>372,669739000001</text:p>
          </table:table-cell>
          <table:table-cell office:value-type="float" office:value="17785" calcext:value-type="float">
            <text:p>17785</text:p>
          </table:table-cell>
          <table:table-cell office:value-type="float" office:value="14.734436" calcext:value-type="float">
            <text:p>14,734436</text:p>
          </table:table-cell>
          <table:table-cell office:value-type="float" office:value="220.468811" calcext:value-type="float">
            <text:p>220,468811</text:p>
          </table:table-cell>
          <table:table-cell office:value-type="float" office:value="382.684265" calcext:value-type="float">
            <text:p>382,684265</text:p>
          </table:table-cell>
          <table:table-cell office:value-type="float" office:value="17944" calcext:value-type="float">
            <text:p>17944</text:p>
          </table:table-cell>
          <table:table-cell office:value-type="float" office:value="16.4859619999997" calcext:value-type="float">
            <text:p>16,4859619999997</text:p>
          </table:table-cell>
          <table:table-cell office:value-type="float" office:value="221.891784000001" calcext:value-type="float">
            <text:p>221,891784000001</text:p>
          </table:table-cell>
          <table:table-cell office:value-type="float" office:value="375.166687000001" calcext:value-type="float">
            <text:p>375,166687000001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3">
          <table:covered-table-cell table:number-columns-repeated="3"/>
          <table:table-cell office:value-type="float" office:value="14.7732540000001" calcext:value-type="float">
            <text:p>14,7732540000001</text:p>
          </table:table-cell>
          <table:table-cell office:value-type="float" office:value="217.999878" calcext:value-type="float">
            <text:p>217,999878</text:p>
          </table:table-cell>
          <table:table-cell office:value-type="float" office:value="377.047729" calcext:value-type="float">
            <text:p>377,047729</text:p>
          </table:table-cell>
          <table:table-cell office:value-type="float" office:value="17972" calcext:value-type="float">
            <text:p>17972</text:p>
          </table:table-cell>
          <table:table-cell office:value-type="float" office:value="14.8538209999997" calcext:value-type="float">
            <text:p>14,8538209999997</text:p>
          </table:table-cell>
          <table:table-cell office:value-type="float" office:value="179.234984999999" calcext:value-type="float">
            <text:p>179,234984999999</text:p>
          </table:table-cell>
          <table:table-cell office:value-type="float" office:value="314.021729" calcext:value-type="float">
            <text:p>314,021729</text:p>
          </table:table-cell>
          <table:table-cell office:value-type="float" office:value="17172" calcext:value-type="float">
            <text:p>17172</text:p>
          </table:table-cell>
          <table:table-cell office:value-type="float" office:value="14.6260990000001" calcext:value-type="float">
            <text:p>14,6260990000001</text:p>
          </table:table-cell>
          <table:table-cell office:value-type="float" office:value="196.604004" calcext:value-type="float">
            <text:p>196,604004</text:p>
          </table:table-cell>
          <table:table-cell office:value-type="float" office:value="336.416993000001" calcext:value-type="float">
            <text:p>336,416993000001</text:p>
          </table:table-cell>
          <table:table-cell office:value-type="float" office:value="16489" calcext:value-type="float">
            <text:p>16489</text:p>
          </table:table-cell>
          <table:table-cell office:value-type="float" office:value="14.2703859999999" calcext:value-type="float">
            <text:p>14,2703859999999</text:p>
          </table:table-cell>
          <table:table-cell office:value-type="float" office:value="212.945129" calcext:value-type="float">
            <text:p>212,945129</text:p>
          </table:table-cell>
          <table:table-cell office:value-type="float" office:value="368.87262" calcext:value-type="float">
            <text:p>368,87262</text:p>
          </table:table-cell>
          <table:table-cell office:value-type="float" office:value="17371" calcext:value-type="float">
            <text:p>17371</text:p>
          </table:table-cell>
          <table:table-cell office:value-type="float" office:value="15.010254" calcext:value-type="float">
            <text:p>15,010254</text:p>
          </table:table-cell>
          <table:table-cell office:value-type="float" office:value="221.38855" calcext:value-type="float">
            <text:p>221,38855</text:p>
          </table:table-cell>
          <table:table-cell office:value-type="float" office:value="373.601318" calcext:value-type="float">
            <text:p>373,601318</text:p>
          </table:table-cell>
          <table:table-cell office:value-type="float" office:value="17390" calcext:value-type="float">
            <text:p>17390</text:p>
          </table:table-cell>
          <table:table-cell office:value-type="float" office:value="16.533081" calcext:value-type="float">
            <text:p>16,533081</text:p>
          </table:table-cell>
          <table:table-cell office:value-type="float" office:value="221.588806000002" calcext:value-type="float">
            <text:p>221,588806000002</text:p>
          </table:table-cell>
          <table:table-cell office:value-type="float" office:value="375.601989999999" calcext:value-type="float">
            <text:p>375,601989999999</text:p>
          </table:table-cell>
          <table:table-cell office:value-type="float" office:value="17814" calcext:value-type="float">
            <text:p>17814</text:p>
          </table:table-cell>
        </table:table-row>
        <table:table-row table:style-name="ro3">
          <table:covered-table-cell table:number-columns-repeated="3"/>
          <table:table-cell office:value-type="float" office:value="15.0204469999999" calcext:value-type="float">
            <text:p>15,0204469999999</text:p>
          </table:table-cell>
          <table:table-cell office:value-type="float" office:value="213.40479" calcext:value-type="float">
            <text:p>213,40479</text:p>
          </table:table-cell>
          <table:table-cell office:value-type="float" office:value="368.84253" calcext:value-type="float">
            <text:p>368,84253</text:p>
          </table:table-cell>
          <table:table-cell office:value-type="float" office:value="18168" calcext:value-type="float">
            <text:p>18168</text:p>
          </table:table-cell>
          <table:table-cell office:value-type="float" office:value="14.869995" calcext:value-type="float">
            <text:p>14,869995</text:p>
          </table:table-cell>
          <table:table-cell office:value-type="float" office:value="218.558227000001" calcext:value-type="float">
            <text:p>218,558227000001</text:p>
          </table:table-cell>
          <table:table-cell office:value-type="float" office:value="376.021484000001" calcext:value-type="float">
            <text:p>376,021484000001</text:p>
          </table:table-cell>
          <table:table-cell office:value-type="float" office:value="17867" calcext:value-type="float">
            <text:p>17867</text:p>
          </table:table-cell>
          <table:table-cell office:value-type="float" office:value="15.2232059999999" calcext:value-type="float">
            <text:p>15,2232059999999</text:p>
          </table:table-cell>
          <table:table-cell office:value-type="float" office:value="207.980529" calcext:value-type="float">
            <text:p>207,980529</text:p>
          </table:table-cell>
          <table:table-cell office:value-type="float" office:value="355.447998" calcext:value-type="float">
            <text:p>355,447998</text:p>
          </table:table-cell>
          <table:table-cell office:value-type="float" office:value="17336" calcext:value-type="float">
            <text:p>17336</text:p>
          </table:table-cell>
          <table:table-cell office:value-type="float" office:value="13.2218009999999" calcext:value-type="float">
            <text:p>13,2218009999999</text:p>
          </table:table-cell>
          <table:table-cell office:value-type="float" office:value="197.44043" calcext:value-type="float">
            <text:p>197,44043</text:p>
          </table:table-cell>
          <table:table-cell office:value-type="float" office:value="340.717041" calcext:value-type="float">
            <text:p>340,717041</text:p>
          </table:table-cell>
          <table:table-cell office:value-type="float" office:value="16037" calcext:value-type="float">
            <text:p>16037</text:p>
          </table:table-cell>
          <table:table-cell office:value-type="float" office:value="16.909057" calcext:value-type="float">
            <text:p>16,909057</text:p>
          </table:table-cell>
          <table:table-cell office:value-type="float" office:value="228.708191" calcext:value-type="float">
            <text:p>228,708191</text:p>
          </table:table-cell>
          <table:table-cell office:value-type="float" office:value="393.940918" calcext:value-type="float">
            <text:p>393,940918</text:p>
          </table:table-cell>
          <table:table-cell office:value-type="float" office:value="18081" calcext:value-type="float">
            <text:p>18081</text:p>
          </table:table-cell>
          <table:table-cell office:value-type="float" office:value="17.4909670000002" calcext:value-type="float">
            <text:p>17,4909670000002</text:p>
          </table:table-cell>
          <table:table-cell office:value-type="float" office:value="229.396117999999" calcext:value-type="float">
            <text:p>229,396117999999</text:p>
          </table:table-cell>
          <table:table-cell office:value-type="float" office:value="380.234984999999" calcext:value-type="float">
            <text:p>380,234984999999</text:p>
          </table:table-cell>
          <table:table-cell office:value-type="float" office:value="17679" calcext:value-type="float">
            <text:p>17679</text:p>
          </table:table-cell>
        </table:table-row>
        <table:table-row table:style-name="ro3">
          <table:covered-table-cell table:number-columns-repeated="3"/>
          <table:table-cell office:value-type="float" office:value="13.82367" calcext:value-type="float">
            <text:p>13,82367</text:p>
          </table:table-cell>
          <table:table-cell office:value-type="float" office:value="203.448975" calcext:value-type="float">
            <text:p>203,448975</text:p>
          </table:table-cell>
          <table:table-cell office:value-type="float" office:value="348.281371999999" calcext:value-type="float">
            <text:p>348,281371999999</text:p>
          </table:table-cell>
          <table:table-cell office:value-type="float" office:value="16287" calcext:value-type="float">
            <text:p>16287</text:p>
          </table:table-cell>
          <table:table-cell office:value-type="float" office:value="15.164734" calcext:value-type="float">
            <text:p>15,164734</text:p>
          </table:table-cell>
          <table:table-cell office:value-type="float" office:value="218.544251000001" calcext:value-type="float">
            <text:p>218,544251000001</text:p>
          </table:table-cell>
          <table:table-cell office:value-type="float" office:value="375.582946999999" calcext:value-type="float">
            <text:p>375,582946999999</text:p>
          </table:table-cell>
          <table:table-cell office:value-type="float" office:value="17929" calcext:value-type="float">
            <text:p>17929</text:p>
          </table:table-cell>
          <table:table-cell office:value-type="float" office:value="15.3983159999998" calcext:value-type="float">
            <text:p>15,3983159999998</text:p>
          </table:table-cell>
          <table:table-cell office:value-type="float" office:value="210.905151" calcext:value-type="float">
            <text:p>210,905151</text:p>
          </table:table-cell>
          <table:table-cell office:value-type="float" office:value="360.698974000001" calcext:value-type="float">
            <text:p>360,698974000001</text:p>
          </table:table-cell>
          <table:table-cell office:value-type="float" office:value="17616" calcext:value-type="float">
            <text:p>17616</text:p>
          </table:table-cell>
          <table:table-cell office:value-type="float" office:value="14.913086" calcext:value-type="float">
            <text:p>14,913086</text:p>
          </table:table-cell>
          <table:table-cell office:value-type="float" office:value="215.748352000001" calcext:value-type="float">
            <text:p>215,748352000001</text:p>
          </table:table-cell>
          <table:table-cell office:value-type="float" office:value="373.776673" calcext:value-type="float">
            <text:p>373,776673</text:p>
          </table:table-cell>
          <table:table-cell office:value-type="float" office:value="17785" calcext:value-type="float">
            <text:p>17785</text:p>
          </table:table-cell>
          <table:table-cell office:value-type="float" office:value="14.2008669999999" calcext:value-type="float">
            <text:p>14,2008669999999</text:p>
          </table:table-cell>
          <table:table-cell office:value-type="float" office:value="209.289185" calcext:value-type="float">
            <text:p>209,289185</text:p>
          </table:table-cell>
          <table:table-cell office:value-type="float" office:value="365.727478" calcext:value-type="float">
            <text:p>365,727478</text:p>
          </table:table-cell>
          <table:table-cell office:value-type="float" office:value="17372" calcext:value-type="float">
            <text:p>17372</text:p>
          </table:table-cell>
          <table:table-cell office:value-type="float" office:value="16.2928470000002" calcext:value-type="float">
            <text:p>16,2928470000002</text:p>
          </table:table-cell>
          <table:table-cell office:value-type="float" office:value="216.133911999999" calcext:value-type="float">
            <text:p>216,133911999999</text:p>
          </table:table-cell>
          <table:table-cell office:value-type="float" office:value="368.184753000001" calcext:value-type="float">
            <text:p>368,184753000001</text:p>
          </table:table-cell>
          <table:table-cell office:value-type="float" office:value="17810" calcext:value-type="float">
            <text:p>17810</text:p>
          </table:table-cell>
        </table:table-row>
        <table:table-row table:style-name="ro3">
          <table:covered-table-cell table:number-columns-repeated="3"/>
          <table:table-cell office:value-type="float" office:value="14.2601930000001" calcext:value-type="float">
            <text:p>14,2601930000001</text:p>
          </table:table-cell>
          <table:table-cell office:value-type="float" office:value="208.225708" calcext:value-type="float">
            <text:p>208,225708</text:p>
          </table:table-cell>
          <table:table-cell office:value-type="float" office:value="359.537109000001" calcext:value-type="float">
            <text:p>359,537109000001</text:p>
          </table:table-cell>
          <table:table-cell office:value-type="float" office:value="16900" calcext:value-type="float">
            <text:p>16900</text:p>
          </table:table-cell>
          <table:table-cell office:value-type="float" office:value="16.029235" calcext:value-type="float">
            <text:p>16,029235</text:p>
          </table:table-cell>
          <table:table-cell office:value-type="float" office:value="220.082703" calcext:value-type="float">
            <text:p>220,082703</text:p>
          </table:table-cell>
          <table:table-cell office:value-type="float" office:value="380.183472000001" calcext:value-type="float">
            <text:p>380,183472000001</text:p>
          </table:table-cell>
          <table:table-cell office:value-type="float" office:value="18390" calcext:value-type="float">
            <text:p>18390</text:p>
          </table:table-cell>
          <table:table-cell office:value-type="float" office:value="16.9293209999998" calcext:value-type="float">
            <text:p>16,9293209999998</text:p>
          </table:table-cell>
          <table:table-cell office:value-type="float" office:value="222.609924" calcext:value-type="float">
            <text:p>222,609924</text:p>
          </table:table-cell>
          <table:table-cell office:value-type="float" office:value="375.580323" calcext:value-type="float">
            <text:p>375,580323</text:p>
          </table:table-cell>
          <table:table-cell office:value-type="float" office:value="18072" calcext:value-type="float">
            <text:p>18072</text:p>
          </table:table-cell>
          <table:table-cell office:value-type="float" office:value="14.398682" calcext:value-type="float">
            <text:p>14,398682</text:p>
          </table:table-cell>
          <table:table-cell office:value-type="float" office:value="215.669678" calcext:value-type="float">
            <text:p>215,669678</text:p>
          </table:table-cell>
          <table:table-cell office:value-type="float" office:value="375.196961" calcext:value-type="float">
            <text:p>375,196961</text:p>
          </table:table-cell>
          <table:table-cell office:value-type="float" office:value="17730" calcext:value-type="float">
            <text:p>17730</text:p>
          </table:table-cell>
          <table:table-cell office:value-type="float" office:value="14.1886599999999" calcext:value-type="float">
            <text:p>14,1886599999999</text:p>
          </table:table-cell>
          <table:table-cell office:value-type="float" office:value="212.615845" calcext:value-type="float">
            <text:p>212,615845</text:p>
          </table:table-cell>
          <table:table-cell office:value-type="float" office:value="367.015625" calcext:value-type="float">
            <text:p>367,015625</text:p>
          </table:table-cell>
          <table:table-cell office:value-type="float" office:value="17120" calcext:value-type="float">
            <text:p>17120</text:p>
          </table:table-cell>
          <table:table-cell office:value-type="float" office:value="17.570984" calcext:value-type="float">
            <text:p>17,570984</text:p>
          </table:table-cell>
          <table:table-cell office:value-type="float" office:value="232.410828" calcext:value-type="float">
            <text:p>232,410828</text:p>
          </table:table-cell>
          <table:table-cell office:value-type="float" office:value="390.153503000001" calcext:value-type="float">
            <text:p>390,153503000001</text:p>
          </table:table-cell>
          <table:table-cell office:value-type="float" office:value="18190" calcext:value-type="float">
            <text:p>18190</text:p>
          </table:table-cell>
        </table:table-row>
        <table:table-row table:style-name="ro3">
          <table:covered-table-cell table:number-columns-repeated="3"/>
          <table:table-cell office:value-type="float" office:value="15.081177" calcext:value-type="float">
            <text:p>15,081177</text:p>
          </table:table-cell>
          <table:table-cell office:value-type="float" office:value="218.221801" calcext:value-type="float">
            <text:p>218,221801</text:p>
          </table:table-cell>
          <table:table-cell office:value-type="float" office:value="371.414795000001" calcext:value-type="float">
            <text:p>371,414795000001</text:p>
          </table:table-cell>
          <table:table-cell office:value-type="float" office:value="17863" calcext:value-type="float">
            <text:p>17863</text:p>
          </table:table-cell>
          <table:table-cell office:value-type="float" office:value="14.7371819999998" calcext:value-type="float">
            <text:p>14,7371819999998</text:p>
          </table:table-cell>
          <table:table-cell office:value-type="float" office:value="213.102844999999" calcext:value-type="float">
            <text:p>213,102844999999</text:p>
          </table:table-cell>
          <table:table-cell office:value-type="float" office:value="369.623230000001" calcext:value-type="float">
            <text:p>369,623230000001</text:p>
          </table:table-cell>
          <table:table-cell office:value-type="float" office:value="17918" calcext:value-type="float">
            <text:p>17918</text:p>
          </table:table-cell>
          <table:table-cell office:value-type="float" office:value="16.615601" calcext:value-type="float">
            <text:p>16,615601</text:p>
          </table:table-cell>
          <table:table-cell office:value-type="float" office:value="215.337463" calcext:value-type="float">
            <text:p>215,337463</text:p>
          </table:table-cell>
          <table:table-cell office:value-type="float" office:value="366.717590999999" calcext:value-type="float">
            <text:p>366,717590999999</text:p>
          </table:table-cell>
          <table:table-cell office:value-type="float" office:value="17836" calcext:value-type="float">
            <text:p>17836</text:p>
          </table:table-cell>
          <table:table-cell office:value-type="float" office:value="14.805603" calcext:value-type="float">
            <text:p>14,805603</text:p>
          </table:table-cell>
          <table:table-cell office:value-type="float" office:value="213.839416" calcext:value-type="float">
            <text:p>213,839416</text:p>
          </table:table-cell>
          <table:table-cell office:value-type="float" office:value="371.203246999999" calcext:value-type="float">
            <text:p>371,203246999999</text:p>
          </table:table-cell>
          <table:table-cell office:value-type="float" office:value="17923" calcext:value-type="float">
            <text:p>17923</text:p>
          </table:table-cell>
          <table:table-cell office:value-type="float" office:value="15.1675419999999" calcext:value-type="float">
            <text:p>15,1675419999999</text:p>
          </table:table-cell>
          <table:table-cell office:value-type="float" office:value="224.003174" calcext:value-type="float">
            <text:p>224,003174</text:p>
          </table:table-cell>
          <table:table-cell office:value-type="float" office:value="386.305053" calcext:value-type="float">
            <text:p>386,305053</text:p>
          </table:table-cell>
          <table:table-cell office:value-type="float" office:value="18025" calcext:value-type="float">
            <text:p>18025</text:p>
          </table:table-cell>
          <table:table-cell office:value-type="float" office:value="16.6666259999997" calcext:value-type="float">
            <text:p>16,6666259999997</text:p>
          </table:table-cell>
          <table:table-cell office:value-type="float" office:value="225.659485" calcext:value-type="float">
            <text:p>225,659485</text:p>
          </table:table-cell>
          <table:table-cell office:value-type="float" office:value="381.565552" calcext:value-type="float">
            <text:p>381,565552</text:p>
          </table:table-cell>
          <table:table-cell office:value-type="float" office:value="18109" calcext:value-type="float">
            <text:p>18109</text:p>
          </table:table-cell>
        </table:table-row>
        <table:table-row table:style-name="ro3">
          <table:covered-table-cell table:number-columns-repeated="3"/>
          <table:table-cell office:value-type="float" office:value="14.8660890000001" calcext:value-type="float">
            <text:p>14,8660890000001</text:p>
          </table:table-cell>
          <table:table-cell office:value-type="float" office:value="213.376159" calcext:value-type="float">
            <text:p>213,376159</text:p>
          </table:table-cell>
          <table:table-cell office:value-type="float" office:value="367.892028999999" calcext:value-type="float">
            <text:p>367,892028999999</text:p>
          </table:table-cell>
          <table:table-cell office:value-type="float" office:value="17867" calcext:value-type="float">
            <text:p>17867</text:p>
          </table:table-cell>
          <table:table-cell office:value-type="float" office:value="14.9412229999998" calcext:value-type="float">
            <text:p>14,9412229999998</text:p>
          </table:table-cell>
          <table:table-cell office:value-type="float" office:value="220.404297000001" calcext:value-type="float">
            <text:p>220,404297000001</text:p>
          </table:table-cell>
          <table:table-cell office:value-type="float" office:value="378.456847999998" calcext:value-type="float">
            <text:p>378,456847999998</text:p>
          </table:table-cell>
          <table:table-cell office:value-type="float" office:value="17935" calcext:value-type="float">
            <text:p>17935</text:p>
          </table:table-cell>
          <table:table-cell office:value-type="float" office:value="16.2952270000001" calcext:value-type="float">
            <text:p>16,2952270000001</text:p>
          </table:table-cell>
          <table:table-cell office:value-type="float" office:value="216.289368000001" calcext:value-type="float">
            <text:p>216,289368000001</text:p>
          </table:table-cell>
          <table:table-cell office:value-type="float" office:value="365.139649000001" calcext:value-type="float">
            <text:p>365,139649000001</text:p>
          </table:table-cell>
          <table:table-cell office:value-type="float" office:value="17696" calcext:value-type="float">
            <text:p>17696</text:p>
          </table:table-cell>
          <table:table-cell office:value-type="float" office:value="14.5487070000002" calcext:value-type="float">
            <text:p>14,5487070000002</text:p>
          </table:table-cell>
          <table:table-cell office:value-type="float" office:value="216.873963" calcext:value-type="float">
            <text:p>216,873963</text:p>
          </table:table-cell>
          <table:table-cell office:value-type="float" office:value="376.636414000001" calcext:value-type="float">
            <text:p>376,636414000001</text:p>
          </table:table-cell>
          <table:table-cell office:value-type="float" office:value="17770" calcext:value-type="float">
            <text:p>17770</text:p>
          </table:table-cell>
          <table:table-cell office:value-type="float" office:value="14.573303" calcext:value-type="float">
            <text:p>14,573303</text:p>
          </table:table-cell>
          <table:table-cell office:value-type="float" office:value="213.838867" calcext:value-type="float">
            <text:p>213,838867</text:p>
          </table:table-cell>
          <table:table-cell office:value-type="float" office:value="373.131714" calcext:value-type="float">
            <text:p>373,131714</text:p>
          </table:table-cell>
          <table:table-cell office:value-type="float" office:value="17696" calcext:value-type="float">
            <text:p>17696</text:p>
          </table:table-cell>
          <table:table-cell office:value-type="float" office:value="16.128541" calcext:value-type="float">
            <text:p>16,128541</text:p>
          </table:table-cell>
          <table:table-cell office:value-type="float" office:value="219.184449" calcext:value-type="float">
            <text:p>219,184449</text:p>
          </table:table-cell>
          <table:table-cell office:value-type="float" office:value="370.825073" calcext:value-type="float">
            <text:p>370,825073</text:p>
          </table:table-cell>
          <table:table-cell office:value-type="float" office:value="17731" calcext:value-type="float">
            <text:p>17731</text:p>
          </table:table-cell>
        </table:table-row>
        <table:table-row table:style-name="ro3">
          <table:covered-table-cell table:number-columns-repeated="3"/>
          <table:table-cell office:value-type="float" office:value="14.6226799999999" calcext:value-type="float">
            <text:p>14,6226799999999</text:p>
          </table:table-cell>
          <table:table-cell office:value-type="float" office:value="216.673096" calcext:value-type="float">
            <text:p>216,673096</text:p>
          </table:table-cell>
          <table:table-cell office:value-type="float" office:value="371.963562000001" calcext:value-type="float">
            <text:p>371,963562000001</text:p>
          </table:table-cell>
          <table:table-cell office:value-type="float" office:value="17637" calcext:value-type="float">
            <text:p>17637</text:p>
          </table:table-cell>
          <table:table-cell office:value-type="float" office:value="16.4265139999998" calcext:value-type="float">
            <text:p>16,4265139999998</text:p>
          </table:table-cell>
          <table:table-cell office:value-type="float" office:value="226.653869" calcext:value-type="float">
            <text:p>226,653869</text:p>
          </table:table-cell>
          <table:table-cell office:value-type="float" office:value="389.289672999999" calcext:value-type="float">
            <text:p>389,289672999999</text:p>
          </table:table-cell>
          <table:table-cell office:value-type="float" office:value="18365" calcext:value-type="float">
            <text:p>18365</text:p>
          </table:table-cell>
          <table:table-cell office:value-type="float" office:value="16.9662469999998" calcext:value-type="float">
            <text:p>16,9662469999998</text:p>
          </table:table-cell>
          <table:table-cell office:value-type="float" office:value="221.234863" calcext:value-type="float">
            <text:p>221,234863</text:p>
          </table:table-cell>
          <table:table-cell office:value-type="float" office:value="372.101868" calcext:value-type="float">
            <text:p>372,101868</text:p>
          </table:table-cell>
          <table:table-cell office:value-type="float" office:value="17736" calcext:value-type="float">
            <text:p>17736</text:p>
          </table:table-cell>
          <table:table-cell office:value-type="float" office:value="15.3432619999999" calcext:value-type="float">
            <text:p>15,3432619999999</text:p>
          </table:table-cell>
          <table:table-cell office:value-type="float" office:value="224.312927" calcext:value-type="float">
            <text:p>224,312927</text:p>
          </table:table-cell>
          <table:table-cell office:value-type="float" office:value="381.84967" calcext:value-type="float">
            <text:p>381,84967</text:p>
          </table:table-cell>
          <table:table-cell office:value-type="float" office:value="18034" calcext:value-type="float">
            <text:p>18034</text:p>
          </table:table-cell>
          <table:table-cell office:value-type="float" office:value="17.413758" calcext:value-type="float">
            <text:p>17,413758</text:p>
          </table:table-cell>
          <table:table-cell office:value-type="float" office:value="240.515503" calcext:value-type="float">
            <text:p>240,515503</text:p>
          </table:table-cell>
          <table:table-cell office:value-type="float" office:value="405.635803" calcext:value-type="float">
            <text:p>405,635803</text:p>
          </table:table-cell>
          <table:table-cell office:value-type="float" office:value="18374" calcext:value-type="float">
            <text:p>18374</text:p>
          </table:table-cell>
          <table:table-cell office:value-type="float" office:value="16.6539309999998" calcext:value-type="float">
            <text:p>16,6539309999998</text:p>
          </table:table-cell>
          <table:table-cell office:value-type="float" office:value="218.081909" calcext:value-type="float">
            <text:p>218,081909</text:p>
          </table:table-cell>
          <table:table-cell office:value-type="float" office:value="369.238526000001" calcext:value-type="float">
            <text:p>369,238526000001</text:p>
          </table:table-cell>
          <table:table-cell office:value-type="float" office:value="17818" calcext:value-type="float">
            <text:p>17818</text:p>
          </table:table-cell>
        </table:table-row>
        <table:table-row table:style-name="ro3">
          <table:covered-table-cell table:number-columns-repeated="3"/>
          <table:table-cell office:value-type="float" office:value="14.873597" calcext:value-type="float">
            <text:p>14,873597</text:p>
          </table:table-cell>
          <table:table-cell office:value-type="float" office:value="214.134339" calcext:value-type="float">
            <text:p>214,134339</text:p>
          </table:table-cell>
          <table:table-cell office:value-type="float" office:value="369.102112" calcext:value-type="float">
            <text:p>369,102112</text:p>
          </table:table-cell>
          <table:table-cell office:value-type="float" office:value="17914" calcext:value-type="float">
            <text:p>17914</text:p>
          </table:table-cell>
          <table:table-cell office:value-type="float" office:value="16.5102539999998" calcext:value-type="float">
            <text:p>16,5102539999998</text:p>
          </table:table-cell>
          <table:table-cell office:value-type="float" office:value="224.698119999999" calcext:value-type="float">
            <text:p>224,698119999999</text:p>
          </table:table-cell>
          <table:table-cell office:value-type="float" office:value="387.176880000003" calcext:value-type="float">
            <text:p>387,176880000003</text:p>
          </table:table-cell>
          <table:table-cell office:value-type="float" office:value="18637" calcext:value-type="float">
            <text:p>18637</text:p>
          </table:table-cell>
          <table:table-cell office:value-type="float" office:value="17.454346" calcext:value-type="float">
            <text:p>17,454346</text:p>
          </table:table-cell>
          <table:table-cell office:value-type="float" office:value="224.537659" calcext:value-type="float">
            <text:p>224,537659</text:p>
          </table:table-cell>
          <table:table-cell office:value-type="float" office:value="378.863402999999" calcext:value-type="float">
            <text:p>378,863402999999</text:p>
          </table:table-cell>
          <table:table-cell office:value-type="float" office:value="17977" calcext:value-type="float">
            <text:p>17977</text:p>
          </table:table-cell>
          <table:table-cell office:value-type="float" office:value="14.4940180000001" calcext:value-type="float">
            <text:p>14,4940180000001</text:p>
          </table:table-cell>
          <table:table-cell office:value-type="float" office:value="218.695129" calcext:value-type="float">
            <text:p>218,695129</text:p>
          </table:table-cell>
          <table:table-cell office:value-type="float" office:value="378.877930000001" calcext:value-type="float">
            <text:p>378,877930000001</text:p>
          </table:table-cell>
          <table:table-cell office:value-type="float" office:value="17640" calcext:value-type="float">
            <text:p>17640</text:p>
          </table:table-cell>
          <table:table-cell office:value-type="float" office:value="14.650391" calcext:value-type="float">
            <text:p>14,650391</text:p>
          </table:table-cell>
          <table:table-cell office:value-type="float" office:value="220.828736" calcext:value-type="float">
            <text:p>220,828736</text:p>
          </table:table-cell>
          <table:table-cell office:value-type="float" office:value="381.196594" calcext:value-type="float">
            <text:p>381,196594</text:p>
          </table:table-cell>
          <table:table-cell office:value-type="float" office:value="17913" calcext:value-type="float">
            <text:p>17913</text:p>
          </table:table-cell>
          <table:table-cell office:value-type="float" office:value="16.2304689999996" calcext:value-type="float">
            <text:p>16,2304689999996</text:p>
          </table:table-cell>
          <table:table-cell office:value-type="float" office:value="213.986632999999" calcext:value-type="float">
            <text:p>213,986632999999</text:p>
          </table:table-cell>
          <table:table-cell office:value-type="float" office:value="365.487976" calcext:value-type="float">
            <text:p>365,487976</text:p>
          </table:table-cell>
          <table:table-cell office:value-type="float" office:value="17664" calcext:value-type="float">
            <text:p>17664</text:p>
          </table:table-cell>
        </table:table-row>
        <table:table-row table:style-name="ro3">
          <table:covered-table-cell table:number-columns-repeated="3"/>
          <table:table-cell office:value-type="float" office:value="14.9451900000001" calcext:value-type="float">
            <text:p>14,9451900000001</text:p>
          </table:table-cell>
          <table:table-cell office:value-type="float" office:value="212.624756" calcext:value-type="float">
            <text:p>212,624756</text:p>
          </table:table-cell>
          <table:table-cell office:value-type="float" office:value="370.469422" calcext:value-type="float">
            <text:p>370,469422</text:p>
          </table:table-cell>
          <table:table-cell office:value-type="float" office:value="18232" calcext:value-type="float">
            <text:p>18232</text:p>
          </table:table-cell>
          <table:table-cell office:value-type="float" office:value="15.0303960000001" calcext:value-type="float">
            <text:p>15,0303960000001</text:p>
          </table:table-cell>
          <table:table-cell office:value-type="float" office:value="221.863037000001" calcext:value-type="float">
            <text:p>221,863037000001</text:p>
          </table:table-cell>
          <table:table-cell office:value-type="float" office:value="381.424499000001" calcext:value-type="float">
            <text:p>381,424499000001</text:p>
          </table:table-cell>
          <table:table-cell office:value-type="float" office:value="18200" calcext:value-type="float">
            <text:p>18200</text:p>
          </table:table-cell>
          <table:table-cell office:value-type="float" office:value="15.8787230000003" calcext:value-type="float">
            <text:p>15,8787230000003</text:p>
          </table:table-cell>
          <table:table-cell office:value-type="float" office:value="211.132873" calcext:value-type="float">
            <text:p>211,132873</text:p>
          </table:table-cell>
          <table:table-cell office:value-type="float" office:value="359.239075000001" calcext:value-type="float">
            <text:p>359,239075000001</text:p>
          </table:table-cell>
          <table:table-cell office:value-type="float" office:value="17628" calcext:value-type="float">
            <text:p>17628</text:p>
          </table:table-cell>
          <table:table-cell office:value-type="float" office:value="13.7203979999999" calcext:value-type="float">
            <text:p>13,7203979999999</text:p>
          </table:table-cell>
          <table:table-cell office:value-type="float" office:value="205.653199" calcext:value-type="float">
            <text:p>205,653199</text:p>
          </table:table-cell>
          <table:table-cell office:value-type="float" office:value="353.215577000003" calcext:value-type="float">
            <text:p>353,215577000003</text:p>
          </table:table-cell>
          <table:table-cell office:value-type="float" office:value="16524" calcext:value-type="float">
            <text:p>16524</text:p>
          </table:table-cell>
          <table:table-cell office:value-type="float" office:value="14.636169" calcext:value-type="float">
            <text:p>14,636169</text:p>
          </table:table-cell>
          <table:table-cell office:value-type="float" office:value="218.363831" calcext:value-type="float">
            <text:p>218,363831</text:p>
          </table:table-cell>
          <table:table-cell office:value-type="float" office:value="377.100769000001" calcext:value-type="float">
            <text:p>377,100769000001</text:p>
          </table:table-cell>
          <table:table-cell office:value-type="float" office:value="17695" calcext:value-type="float">
            <text:p>17695</text:p>
          </table:table-cell>
          <table:table-cell office:value-type="float" office:value="16.4124150000002" calcext:value-type="float">
            <text:p>16,4124150000002</text:p>
          </table:table-cell>
          <table:table-cell office:value-type="float" office:value="217.994506999999" calcext:value-type="float">
            <text:p>217,994506999999</text:p>
          </table:table-cell>
          <table:table-cell office:value-type="float" office:value="370.009521" calcext:value-type="float">
            <text:p>370,009521</text:p>
          </table:table-cell>
          <table:table-cell office:value-type="float" office:value="17774" calcext:value-type="float">
            <text:p>17774</text:p>
          </table:table-cell>
        </table:table-row>
        <table:table-row table:style-name="ro3">
          <table:covered-table-cell table:number-columns-repeated="3"/>
          <table:table-cell office:value-type="float" office:value="14.9613649999999" calcext:value-type="float">
            <text:p>14,9613649999999</text:p>
          </table:table-cell>
          <table:table-cell office:value-type="float" office:value="214.717285" calcext:value-type="float">
            <text:p>214,717285</text:p>
          </table:table-cell>
          <table:table-cell office:value-type="float" office:value="371.790771" calcext:value-type="float">
            <text:p>371,790771</text:p>
          </table:table-cell>
          <table:table-cell office:value-type="float" office:value="18141" calcext:value-type="float">
            <text:p>18141</text:p>
          </table:table-cell>
          <table:table-cell office:value-type="float" office:value="14.7219230000001" calcext:value-type="float">
            <text:p>14,7219230000001</text:p>
          </table:table-cell>
          <table:table-cell office:value-type="float" office:value="216.869506999999" calcext:value-type="float">
            <text:p>216,869506999999</text:p>
          </table:table-cell>
          <table:table-cell office:value-type="float" office:value="375.152099999999" calcext:value-type="float">
            <text:p>375,152099999999</text:p>
          </table:table-cell>
          <table:table-cell office:value-type="float" office:value="18035" calcext:value-type="float">
            <text:p>18035</text:p>
          </table:table-cell>
          <table:table-cell office:value-type="float" office:value="16.939758" calcext:value-type="float">
            <text:p>16,939758</text:p>
          </table:table-cell>
          <table:table-cell office:value-type="float" office:value="219.127930000001" calcext:value-type="float">
            <text:p>219,127930000001</text:p>
          </table:table-cell>
          <table:table-cell office:value-type="float" office:value="369.378173999999" calcext:value-type="float">
            <text:p>369,378173999999</text:p>
          </table:table-cell>
          <table:table-cell office:value-type="float" office:value="17616" calcext:value-type="float">
            <text:p>17616</text:p>
          </table:table-cell>
          <table:table-cell office:value-type="float" office:value="14.448975" calcext:value-type="float">
            <text:p>14,448975</text:p>
          </table:table-cell>
          <table:table-cell office:value-type="float" office:value="208.463073999999" calcext:value-type="float">
            <text:p>208,463073999999</text:p>
          </table:table-cell>
          <table:table-cell office:value-type="float" office:value="355.309875999999" calcext:value-type="float">
            <text:p>355,309875999999</text:p>
          </table:table-cell>
          <table:table-cell office:value-type="float" office:value="16544" calcext:value-type="float">
            <text:p>16544</text:p>
          </table:table-cell>
          <table:table-cell office:value-type="float" office:value="15.3531499999999" calcext:value-type="float">
            <text:p>15,3531499999999</text:p>
          </table:table-cell>
          <table:table-cell office:value-type="float" office:value="231.345948" calcext:value-type="float">
            <text:p>231,345948</text:p>
          </table:table-cell>
          <table:table-cell office:value-type="float" office:value="396.845825" calcext:value-type="float">
            <text:p>396,845825</text:p>
          </table:table-cell>
          <table:table-cell office:value-type="float" office:value="18196" calcext:value-type="float">
            <text:p>18196</text:p>
          </table:table-cell>
          <table:table-cell office:value-type="float" office:value="16.5311280000001" calcext:value-type="float">
            <text:p>16,5311280000001</text:p>
          </table:table-cell>
          <table:table-cell office:value-type="float" office:value="216.032287" calcext:value-type="float">
            <text:p>216,032287</text:p>
          </table:table-cell>
          <table:table-cell office:value-type="float" office:value="368.819030999999" calcext:value-type="float">
            <text:p>368,819030999999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3">
          <table:covered-table-cell table:number-columns-repeated="3"/>
          <table:table-cell office:value-type="float" office:value="13.8671260000001" calcext:value-type="float">
            <text:p>13,8671260000001</text:p>
          </table:table-cell>
          <table:table-cell office:value-type="float" office:value="202.277282999999" calcext:value-type="float">
            <text:p>202,277282999999</text:p>
          </table:table-cell>
          <table:table-cell office:value-type="float" office:value="349.403747999999" calcext:value-type="float">
            <text:p>349,403747999999</text:p>
          </table:table-cell>
          <table:table-cell office:value-type="float" office:value="16646" calcext:value-type="float">
            <text:p>16646</text:p>
          </table:table-cell>
          <table:table-cell office:value-type="float" office:value="14.8397210000003" calcext:value-type="float">
            <text:p>14,8397210000003</text:p>
          </table:table-cell>
          <table:table-cell office:value-type="float" office:value="214.817627" calcext:value-type="float">
            <text:p>214,817627</text:p>
          </table:table-cell>
          <table:table-cell office:value-type="float" office:value="371.617064999999" calcext:value-type="float">
            <text:p>371,617064999999</text:p>
          </table:table-cell>
          <table:table-cell office:value-type="float" office:value="18028" calcext:value-type="float">
            <text:p>18028</text:p>
          </table:table-cell>
          <table:table-cell office:value-type="float" office:value="17.2355349999998" calcext:value-type="float">
            <text:p>17,2355349999998</text:p>
          </table:table-cell>
          <table:table-cell office:value-type="float" office:value="220.381836" calcext:value-type="float">
            <text:p>220,381836</text:p>
          </table:table-cell>
          <table:table-cell office:value-type="float" office:value="376.863647999999" calcext:value-type="float">
            <text:p>376,863647999999</text:p>
          </table:table-cell>
          <table:table-cell office:value-type="float" office:value="18243" calcext:value-type="float">
            <text:p>18243</text:p>
          </table:table-cell>
          <table:table-cell office:value-type="float" office:value="13.242493" calcext:value-type="float">
            <text:p>13,242493</text:p>
          </table:table-cell>
          <table:table-cell office:value-type="float" office:value="199.627746999999" calcext:value-type="float">
            <text:p>199,627746999999</text:p>
          </table:table-cell>
          <table:table-cell office:value-type="float" office:value="342.802918000001" calcext:value-type="float">
            <text:p>342,802918000001</text:p>
          </table:table-cell>
          <table:table-cell office:value-type="float" office:value="15926" calcext:value-type="float">
            <text:p>15926</text:p>
          </table:table-cell>
          <table:table-cell office:value-type="float" office:value="15.1264040000001" calcext:value-type="float">
            <text:p>15,1264040000001</text:p>
          </table:table-cell>
          <table:table-cell office:value-type="float" office:value="220.744385" calcext:value-type="float">
            <text:p>220,744385</text:p>
          </table:table-cell>
          <table:table-cell office:value-type="float" office:value="379.302124" calcext:value-type="float">
            <text:p>379,302124</text:p>
          </table:table-cell>
          <table:table-cell office:value-type="float" office:value="17879" calcext:value-type="float">
            <text:p>17879</text:p>
          </table:table-cell>
          <table:table-cell office:value-type="float" office:value="16.366638" calcext:value-type="float">
            <text:p>16,366638</text:p>
          </table:table-cell>
          <table:table-cell office:value-type="float" office:value="214.243957000001" calcext:value-type="float">
            <text:p>214,243957000001</text:p>
          </table:table-cell>
          <table:table-cell office:value-type="float" office:value="365.351929" calcext:value-type="float">
            <text:p>365,351929</text:p>
          </table:table-cell>
          <table:table-cell office:value-type="float" office:value="17746" calcext:value-type="float">
            <text:p>17746</text:p>
          </table:table-cell>
        </table:table-row>
        <table:table-row table:style-name="ro3">
          <table:covered-table-cell table:number-columns-repeated="3"/>
          <table:table-cell office:value-type="float" office:value="15.028808" calcext:value-type="float">
            <text:p>15,028808</text:p>
          </table:table-cell>
          <table:table-cell office:value-type="float" office:value="213.23938" calcext:value-type="float">
            <text:p>213,23938</text:p>
          </table:table-cell>
          <table:table-cell office:value-type="float" office:value="367.87622" calcext:value-type="float">
            <text:p>367,87622</text:p>
          </table:table-cell>
          <table:table-cell office:value-type="float" office:value="17839" calcext:value-type="float">
            <text:p>17839</text:p>
          </table:table-cell>
          <table:table-cell office:value-type="float" office:value="14.8242190000001" calcext:value-type="float">
            <text:p>14,8242190000001</text:p>
          </table:table-cell>
          <table:table-cell office:value-type="float" office:value="213.024231000001" calcext:value-type="float">
            <text:p>213,024231000001</text:p>
          </table:table-cell>
          <table:table-cell office:value-type="float" office:value="370.504883000001" calcext:value-type="float">
            <text:p>370,504883000001</text:p>
          </table:table-cell>
          <table:table-cell office:value-type="float" office:value="18099" calcext:value-type="float">
            <text:p>18099</text:p>
          </table:table-cell>
          <table:table-cell office:value-type="float" office:value="15.808837" calcext:value-type="float">
            <text:p>15,808837</text:p>
          </table:table-cell>
          <table:table-cell office:value-type="float" office:value="216.979248" calcext:value-type="float">
            <text:p>216,979248</text:p>
          </table:table-cell>
          <table:table-cell office:value-type="float" office:value="373.140686000002" calcext:value-type="float">
            <text:p>373,140686000002</text:p>
          </table:table-cell>
          <table:table-cell office:value-type="float" office:value="18025" calcext:value-type="float">
            <text:p>18025</text:p>
          </table:table-cell>
          <table:table-cell office:value-type="float" office:value="14.9829100000002" calcext:value-type="float">
            <text:p>14,9829100000002</text:p>
          </table:table-cell>
          <table:table-cell office:value-type="float" office:value="206.937683" calcext:value-type="float">
            <text:p>206,937683</text:p>
          </table:table-cell>
          <table:table-cell office:value-type="float" office:value="354.941833000001" calcext:value-type="float">
            <text:p>354,941833000001</text:p>
          </table:table-cell>
          <table:table-cell office:value-type="float" office:value="16418" calcext:value-type="float">
            <text:p>16418</text:p>
          </table:table-cell>
          <table:table-cell office:value-type="float" office:value="15.0026850000002" calcext:value-type="float">
            <text:p>15,0026850000002</text:p>
          </table:table-cell>
          <table:table-cell office:value-type="float" office:value="221.326966" calcext:value-type="float">
            <text:p>221,326966</text:p>
          </table:table-cell>
          <table:table-cell office:value-type="float" office:value="381.492005" calcext:value-type="float">
            <text:p>381,492005</text:p>
          </table:table-cell>
          <table:table-cell office:value-type="float" office:value="18065" calcext:value-type="float">
            <text:p>18065</text:p>
          </table:table-cell>
          <table:table-cell office:value-type="float" office:value="16.211914" calcext:value-type="float">
            <text:p>16,211914</text:p>
          </table:table-cell>
          <table:table-cell office:value-type="float" office:value="214.377319999996" calcext:value-type="float">
            <text:p>214,377319999996</text:p>
          </table:table-cell>
          <table:table-cell office:value-type="float" office:value="351.193175999997" calcext:value-type="float">
            <text:p>351,193175999997</text:p>
          </table:table-cell>
          <table:table-cell office:value-type="float" office:value="16422" calcext:value-type="float">
            <text:p>16422</text:p>
          </table:table-cell>
        </table:table-row>
        <table:table-row table:style-name="ro3">
          <table:covered-table-cell table:number-columns-repeated="3"/>
          <table:table-cell office:value-type="float" office:value="14.8882450000001" calcext:value-type="float">
            <text:p>14,8882450000001</text:p>
          </table:table-cell>
          <table:table-cell office:value-type="float" office:value="215.184143" calcext:value-type="float">
            <text:p>215,184143</text:p>
          </table:table-cell>
          <table:table-cell office:value-type="float" office:value="372.869019000002" calcext:value-type="float">
            <text:p>372,869019000002</text:p>
          </table:table-cell>
          <table:table-cell office:value-type="float" office:value="18100" calcext:value-type="float">
            <text:p>18100</text:p>
          </table:table-cell>
          <table:table-cell office:value-type="float" office:value="17.0025019999994" calcext:value-type="float">
            <text:p>17,0025019999994</text:p>
          </table:table-cell>
          <table:table-cell office:value-type="float" office:value="223.974060000002" calcext:value-type="float">
            <text:p>223,974060000002</text:p>
          </table:table-cell>
          <table:table-cell office:value-type="float" office:value="385.290161000004" calcext:value-type="float">
            <text:p>385,290161000004</text:p>
          </table:table-cell>
          <table:table-cell office:value-type="float" office:value="18178" calcext:value-type="float">
            <text:p>18178</text:p>
          </table:table-cell>
          <table:table-cell office:value-type="float" office:value="14.5560300000002" calcext:value-type="float">
            <text:p>14,5560300000002</text:p>
          </table:table-cell>
          <table:table-cell office:value-type="float" office:value="214.267456" calcext:value-type="float">
            <text:p>214,267456</text:p>
          </table:table-cell>
          <table:table-cell office:value-type="float" office:value="369.114746000003" calcext:value-type="float">
            <text:p>369,114746000003</text:p>
          </table:table-cell>
          <table:table-cell office:value-type="float" office:value="17584" calcext:value-type="float">
            <text:p>17584</text:p>
          </table:table-cell>
          <table:table-cell office:value-type="float" office:value="14.7541509999996" calcext:value-type="float">
            <text:p>14,7541509999996</text:p>
          </table:table-cell>
          <table:table-cell office:value-type="float" office:value="199.796629999999" calcext:value-type="float">
            <text:p>199,796629999999</text:p>
          </table:table-cell>
          <table:table-cell office:value-type="float" office:value="346.195679" calcext:value-type="float">
            <text:p>346,195679</text:p>
          </table:table-cell>
          <table:table-cell office:value-type="float" office:value="16103" calcext:value-type="float">
            <text:p>16103</text:p>
          </table:table-cell>
          <table:table-cell office:value-type="float" office:value="15.9875489999999" calcext:value-type="float">
            <text:p>15,9875489999999</text:p>
          </table:table-cell>
          <table:table-cell office:value-type="float" office:value="229.669006" calcext:value-type="float">
            <text:p>229,669006</text:p>
          </table:table-cell>
          <table:table-cell office:value-type="float" office:value="392.119079999999" calcext:value-type="float">
            <text:p>392,119079999999</text:p>
          </table:table-cell>
          <table:table-cell office:value-type="float" office:value="18004" calcext:value-type="float">
            <text:p>18004</text:p>
          </table:table-cell>
          <table:table-cell office:value-type="float" office:value="15.3756100000001" calcext:value-type="float">
            <text:p>15,3756100000001</text:p>
          </table:table-cell>
          <table:table-cell office:value-type="float" office:value="203.245301000001" calcext:value-type="float">
            <text:p>203,245301000001</text:p>
          </table:table-cell>
          <table:table-cell office:value-type="float" office:value="345.777771000001" calcext:value-type="float">
            <text:p>345,777771000001</text:p>
          </table:table-cell>
          <table:table-cell office:value-type="float" office:value="16505" calcext:value-type="float">
            <text:p>16505</text:p>
          </table:table-cell>
        </table:table-row>
        <table:table-row table:style-name="ro3">
          <table:covered-table-cell table:number-columns-repeated="3"/>
          <table:table-cell office:value-type="string" calcext:value-type="string" table:number-columns-spanned="24" table:number-rows-spanned="1">
            <text:p>Averages</text:p>
          </table:table-cell>
          <table:covered-table-cell table:number-columns-repeated="23"/>
        </table:table-row>
        <table:table-row table:style-name="ro3">
          <table:covered-table-cell table:number-columns-repeated="3"/>
          <table:table-cell table:formula="of:=AVERAGE([.D34:.D58])" office:value-type="float" office:value="14.49961668" calcext:value-type="float">
            <text:p>14,49961668</text:p>
          </table:table-cell>
          <table:table-cell table:formula="of:=AVERAGE([.E34:.E58])" office:value-type="float" office:value="205.08033472" calcext:value-type="float">
            <text:p>205,08033472</text:p>
          </table:table-cell>
          <table:table-cell table:formula="of:=AVERAGE([.F34:.F58])" office:value-type="float" office:value="355.16195064" calcext:value-type="float">
            <text:p>355,16195064</text:p>
          </table:table-cell>
          <table:table-cell table:formula="of:=AVERAGE([.G34:.G58])" office:value-type="float" office:value="17441.96" calcext:value-type="float">
            <text:p>17441,96</text:p>
          </table:table-cell>
          <table:table-cell table:formula="of:=AVERAGE([.H34:.H58])" office:value-type="float" office:value="15.19409168" calcext:value-type="float">
            <text:p>15,19409168</text:p>
          </table:table-cell>
          <table:table-cell table:formula="of:=AVERAGE([.I34:.I58])" office:value-type="float" office:value="213.9433984" calcext:value-type="float">
            <text:p>213,9433984</text:p>
          </table:table-cell>
          <table:table-cell table:formula="of:=AVERAGE([.J34:.J58])" office:value-type="float" office:value="369.34534428" calcext:value-type="float">
            <text:p>369,34534428</text:p>
          </table:table-cell>
          <table:table-cell table:formula="of:=AVERAGE([.K34:.K58])" office:value-type="float" office:value="17924.64" calcext:value-type="float">
            <text:p>17924,64</text:p>
          </table:table-cell>
          <table:table-cell table:formula="of:=AVERAGE([.L34:.L58])" office:value-type="float" office:value="15.56374756" calcext:value-type="float">
            <text:p>15,56374756</text:p>
          </table:table-cell>
          <table:table-cell table:formula="of:=AVERAGE([.M34:.M58])" office:value-type="float" office:value="215.36804928" calcext:value-type="float">
            <text:p>215,36804928</text:p>
          </table:table-cell>
          <table:table-cell table:formula="of:=AVERAGE([.N34:.N58])" office:value-type="float" office:value="367.53493424" calcext:value-type="float">
            <text:p>367,53493424</text:p>
          </table:table-cell>
          <table:table-cell table:formula="of:=AVERAGE([.O34:.O58])" office:value-type="float" office:value="17707.64" calcext:value-type="float">
            <text:p>17707,64</text:p>
          </table:table-cell>
          <table:table-cell table:formula="of:=AVERAGE([.P34:.P58])" office:value-type="float" office:value="14.40567876" calcext:value-type="float">
            <text:p>14,40567876</text:p>
          </table:table-cell>
          <table:table-cell table:formula="of:=AVERAGE([.Q34:.Q58])" office:value-type="float" office:value="209.67994132" calcext:value-type="float">
            <text:p>209,67994132</text:p>
          </table:table-cell>
          <table:table-cell table:formula="of:=AVERAGE([.R34:.R58])" office:value-type="float" office:value="362.36744884" calcext:value-type="float">
            <text:p>362,36744884</text:p>
          </table:table-cell>
          <table:table-cell table:formula="of:=AVERAGE([.S34:.S58])" office:value-type="float" office:value="17172.68" calcext:value-type="float">
            <text:p>17172,68</text:p>
          </table:table-cell>
          <table:table-cell table:formula="of:=AVERAGE([.T34:.T58])" office:value-type="float" office:value="15.7627222" calcext:value-type="float">
            <text:p>15,7627222</text:p>
          </table:table-cell>
          <table:table-cell table:formula="of:=AVERAGE([.U34:.U58])" office:value-type="float" office:value="220.7968776" calcext:value-type="float">
            <text:p>220,7968776</text:p>
          </table:table-cell>
          <table:table-cell table:formula="of:=AVERAGE([.V34:.V58])" office:value-type="float" office:value="377.96918212" calcext:value-type="float">
            <text:p>377,96918212</text:p>
          </table:table-cell>
          <table:table-cell table:formula="of:=AVERAGE([.W34:.W58])" office:value-type="float" office:value="17883.44" calcext:value-type="float">
            <text:p>17883,44</text:p>
          </table:table-cell>
          <table:table-cell table:formula="of:=AVERAGE([.X34:.X58])" office:value-type="float" office:value="16.49993656" calcext:value-type="float">
            <text:p>16,49993656</text:p>
          </table:table-cell>
          <table:table-cell table:formula="of:=AVERAGE([.Y34:.Y58])" office:value-type="float" office:value="219.789878" calcext:value-type="float">
            <text:p>219,789878</text:p>
          </table:table-cell>
          <table:table-cell table:formula="of:=AVERAGE([.Z34:.Z58])" office:value-type="float" office:value="372.12416748" calcext:value-type="float">
            <text:p>372,12416748</text:p>
          </table:table-cell>
          <table:table-cell table:formula="of:=AVERAGE([.AA34:.AA58])" office:value-type="float" office:value="17710.04" calcext:value-type="float">
            <text:p>17710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-00-0000</text:date>, <text:time style:data-style-name="N2" text:time-value="14:57:44.576392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34:01.759696101</meta:creation-date>
    <dc:date>2020-01-26T16:07:01.175350968</dc:date>
    <meta:editing-duration>PT56M39S</meta:editing-duration>
    <meta:editing-cycles>13</meta:editing-cycles>
    <meta:generator>LibreOffice/6.0.7.3$Linux_X86_64 LibreOffice_project/00m0$Build-3</meta:generator>
    <meta:document-statistic meta:table-count="1" meta:cell-count="1234" meta:object-count="0"/>
  </office:meta>
</office:document-meta>
</file>